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39.74pt"/>
    </style:style>
    <style:style style:name="co3" style:family="table-column">
      <style:table-column-properties fo:break-before="auto" style:column-width="69.76pt"/>
    </style:style>
    <style:style style:name="co4" style:family="table-column">
      <style:table-column-properties fo:break-before="auto" style:column-width="75pt"/>
    </style:style>
    <style:style style:name="co5" style:family="table-column">
      <style:table-column-properties fo:break-before="auto" style:column-width="98.25pt"/>
    </style:style>
    <style:style style:name="co6" style:family="table-column">
      <style:table-column-properties fo:break-before="auto" style:column-width="88.5pt"/>
    </style:style>
    <style:style style:name="co7" style:family="table-column">
      <style:table-column-properties fo:break-before="auto" style:column-width="69pt"/>
    </style:style>
    <style:style style:name="co8" style:family="table-column">
      <style:table-column-properties fo:break-before="auto" style:column-width="74.24pt"/>
    </style:style>
    <style:style style:name="co9" style:family="table-column">
      <style:table-column-properties fo:break-before="auto" style:column-width="68.26pt"/>
    </style:style>
    <style:style style:name="co10" style:family="table-column">
      <style:table-column-properties fo:break-before="auto" style:column-width="36pt"/>
    </style:style>
    <style:style style:name="co11" style:family="table-column">
      <style:table-column-properties fo:break-before="auto" style:column-width="50.26pt"/>
    </style:style>
    <style:style style:name="co12" style:family="table-column">
      <style:table-column-properties fo:break-before="auto" style:column-width="54.74pt"/>
    </style:style>
    <style:style style:name="co13" style:family="table-column">
      <style:table-column-properties fo:break-before="auto" style:column-width="106.5pt"/>
    </style:style>
    <style:style style:name="co14" style:family="table-column">
      <style:table-column-properties fo:break-before="auto" style:column-width="96.01pt"/>
    </style:style>
    <style:style style:name="co15" style:family="table-column">
      <style:table-column-properties fo:break-before="auto" style:column-width="42.75pt"/>
    </style:style>
    <style:style style:name="co16" style:family="table-column">
      <style:table-column-properties fo:break-before="auto" style:column-width="62.25pt"/>
    </style:style>
    <style:style style:name="co17" style:family="table-column">
      <style:table-column-properties fo:break-before="auto" style:column-width="71.26pt"/>
    </style:style>
    <style:style style:name="co18" style:family="table-column">
      <style:table-column-properties fo:break-before="auto" style:column-width="135.75pt"/>
    </style:style>
    <style:style style:name="co19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espostas_20_ao_20_formulário_20_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postas ao formulário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" table:default-cell-style-name="Default"/>
        <table:table-column table:style-name="co19" table:number-columns-repeated="996" table:default-cell-style-name="Default"/>
        <table:table-row table:style-name="ro1">
          <table:table-cell office:value-type="string" calcext:value-type="string">
            <text:p>Carimbo de data/hora</text:p>
          </table:table-cell>
          <table:table-cell office:value-type="string" calcext:value-type="string">
            <text:p>Ano de formaçã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Formação</text:p>
          </table:table-cell>
          <table:table-cell table:style-name="ce2" office:value-type="string" calcext:value-type="string">
            <text:p>Cargo?</text:p>
          </table:table-cell>
          <table:table-cell table:style-name="ce2" office:value-type="string" calcext:value-type="string">
            <text:p>Empresa</text:p>
          </table:table-cell>
          <table:table-cell office:value-type="string" calcext:value-type="string">
            <text:p>Setor</text:p>
          </table:table-cell>
          <table:table-cell table:style-name="ce2" office:value-type="string" calcext:value-type="string">
            <text:p>Funcionários</text:p>
          </table:table-cell>
          <table:table-cell office:value-type="string" calcext:value-type="string">
            <text:p>Vínculo</text:p>
          </table:table-cell>
          <table:table-cell office:value-type="string" calcext:value-type="string">
            <text:p>Moeda</text:p>
          </table:table-cell>
          <table:table-cell table:style-name="ce2" office:value-type="string" calcext:value-type="string">
            <text:p>Salário Bruto</text:p>
          </table:table-cell>
          <table:table-cell table:style-name="ce2" office:value-type="string" calcext:value-type="string">
            <text:p>Carga horária (h/semana)</text:p>
          </table:table-cell>
          <table:table-cell office:value-type="string" calcext:value-type="string">
            <text:p>Benefício(s) (VR, VA etc)?</text:p>
          </table:table-cell>
          <table:table-cell table:style-name="ce2" office:value-type="string" calcext:value-type="string">
            <text:p>Bonificação anual?</text:p>
          </table:table-cell>
          <table:table-cell office:value-type="string" calcext:value-type="string">
            <text:p>Cidade/Exterior</text:p>
          </table:table-cell>
          <table:table-cell table:style-name="ce2" office:value-type="string" calcext:value-type="string">
            <text:p>Tempo entre trabalho e o lar (em minutos)</text:p>
          </table:table-cell>
          <table:table-cell table:style-name="ce2" office:value-type="string" calcext:value-type="string">
            <text:p>Flexibilidade de horários</text:p>
          </table:table-cell>
          <table:table-cell table:style-name="ce2" office:value-type="string" calcext:value-type="string">
            <text:p>Horas extra</text:p>
          </table:table-cell>
          <table:table-cell office:value-type="string" calcext:value-type="string">
            <text:p>Está satisfeito com seu emprego?</text:p>
          </table:table-cell>
          <table:table-cell table:style-name="ce2" office:value-type="string" calcext:value-type="string">
            <text:p>Porque saiu do último emprego?</text:p>
          </table:table-cell>
          <table:table-cell table:style-name="ce2" office:value-type="string" calcext:value-type="string">
            <text:p>Se fosse dar um conselho para os atuais alunos da Poli em relação a carreira, o que você diria à eles?</text:p>
          </table:table-cell>
          <table:table-cell office:value-type="string" calcext:value-type="string">
            <text:p>Algum comentário final sobre o seu trabalho?</text:p>
          </table:table-cell>
          <table:table-cell table:number-columns-repeated="1002"/>
        </table:table-row>
        <table:table-row table:style-name="ro1">
          <table:table-cell table:style-name="ce1" office:value-type="date" office:date-value="2017-08-20T20:48:38.048" calcext:value-type="date">
            <text:p>8/20/2017 20:48:38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Semestral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Analista</text:p>
          </table:table-cell>
          <table:table-cell table:style-name="ce2" office:value-type="string" calcext:value-type="string">
            <text:p>Accenture</text:p>
          </table:table-cell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Mais de 200</text:p>
          </table:table-cell>
          <table:table-cell table:style-name="ce2" office:value-type="string" calcext:value-type="string">
            <text:p>CL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3500" calcext:value-type="float">
            <text:p>3500</text:p>
          </table:table-cell>
          <table:table-cell/>
          <table:table-cell table:style-name="ce2" office:value-type="string" calcext:value-type="string">
            <text:p>615-VR, Plano de Saúde, Estacionamento</text:p>
          </table:table-cell>
          <table:table-cell table:style-name="ce2" office:value-type="string" calcext:value-type="string">
            <text:p>PLR (ainda não ganhei então não sei, mas atualizo depois)</text:p>
          </table:table-cell>
          <table:table-cell table:style-name="ce2" office:value-type="string" calcext:value-type="string">
            <text:p>São Paulo</text:p>
          </table:table-cell>
          <table:table-cell table:number-columns-repeated="3"/>
          <table:table-cell table:style-name="ce2" office:value-type="string" calcext:value-type="string">
            <text:p>Plenamente Satisfeito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7-08-20T21:58:50.116" calcext:value-type="date">
            <text:p>8/20/2017 21:58:50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string" calcext:value-type="string">
            <text:p>Semestral</text:p>
          </table:table-cell>
          <table:table-cell table:style-name="ce2" office:value-type="string" calcext:value-type="string">
            <text:p>Mestrado</text:p>
          </table:table-cell>
          <table:table-cell table:style-name="ce2" office:value-type="string" calcext:value-type="string">
            <text:p>Professor</text:p>
          </table:table-cell>
          <table:table-cell/>
          <table:table-cell table:style-name="ce2" office:value-type="string" calcext:value-type="string">
            <text:p>Acadêmica</text:p>
          </table:table-cell>
          <table:table-cell table:style-name="ce2" office:value-type="string" calcext:value-type="string">
            <text:p>Mais de 200</text:p>
          </table:table-cell>
          <table:table-cell table:style-name="ce2" office:value-type="string" calcext:value-type="string">
            <text:p>CL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não</text:p>
          </table:table-cell>
          <table:table-cell table:number-columns-repeated="5"/>
          <table:table-cell table:style-name="ce2" office:value-type="string" calcext:value-type="string">
            <text:p>Plenamente Satisfeito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7-08-20T22:00:47.247" calcext:value-type="date">
            <text:p>8/20/2017 22:00:47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Semestral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Pesquisador</text:p>
          </table:table-cell>
          <table:table-cell table:style-name="ce2" office:value-type="string" calcext:value-type="string">
            <text:p>UNESP</text:p>
          </table:table-cell>
          <table:table-cell table:style-name="ce2" office:value-type="string" calcext:value-type="string">
            <text:p>Acadêmica</text:p>
          </table:table-cell>
          <table:table-cell table:style-name="ce2" office:value-type="string" calcext:value-type="string">
            <text:p>Mais de 200</text:p>
          </table:table-cell>
          <table:table-cell table:style-name="ce2" office:value-type="string" calcext:value-type="string">
            <text:p>Bolsista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5800" calcext:value-type="float">
            <text:p>5800</text:p>
          </table:table-cell>
          <table:table-cell table:style-name="ce2"/>
          <table:table-cell table:style-name="ce2" office:value-type="string" calcext:value-type="string">
            <text:p>não</text:p>
          </table:table-cell>
          <table:table-cell/>
          <table:table-cell table:style-name="ce2" office:value-type="string" calcext:value-type="string">
            <text:p>São Paulo/SP</text:p>
          </table:table-cell>
          <table:table-cell table:style-name="ce2" table:number-columns-repeated="3"/>
          <table:table-cell table:style-name="ce2" office:value-type="string" calcext:value-type="string">
            <text:p>Insatisfeito</text:p>
          </table:table-cell>
          <table:table-cell table:style-name="ce2"/>
          <table:table-cell/>
          <table:table-cell table:style-name="ce2" office:value-type="string" calcext:value-type="string">
            <text:p>Tenho grande flexibilidade de horário que me permite desenvolver outros projetos independentes em paralelo, atualmente os faço por meio de minha própria empresa (que não é minha fonte de renda/atividade principal).</text:p>
          </table:table-cell>
          <table:table-cell table:number-columns-repeated="1002"/>
        </table:table-row>
        <table:table-row table:style-name="ro1">
          <table:table-cell table:style-name="ce1" office:value-type="date" office:date-value="2017-08-22T21:33:26.071" calcext:value-type="date">
            <text:p>8/22/2017 21:33:26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string" calcext:value-type="string">
            <text:p>Cooperativo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Solutions Engineer</text:p>
          </table:table-cell>
          <table:table-cell table:style-name="ce2">
            <office:annotation draw:style-name="gr1" draw:text-style-name="P2" svg:width="247.52pt" svg:height="26.99pt" svg:x="446.23pt" svg:y="86.26pt" draw:caption-point-x="-11.54pt" draw:caption-point-y="-22.99pt">
              <dc:date>2017-08-23T00:00:00</dc:date>
              <text:p text:style-name="P1">O respondente atualizou este valor.</text:p>
            </office:annotation>
          </table:table-cell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Mais de 200</text:p>
          </table:table-cell>
          <table:table-cell table:style-name="ce2" office:value-type="string" calcext:value-type="string">
            <text:p>CL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40" calcext:value-type="float">
            <office:annotation draw:style-name="gr1" draw:text-style-name="P2" svg:width="320.23pt" svg:height="26.99pt" svg:x="798.75pt" svg:y="86.26pt" draw:caption-point-x="-11.54pt" draw:caption-point-y="-22.99pt">
              <dc:date>2017-08-23T00:00:00</dc:date>
              <text:p text:style-name="P1">O respondente atualizou este valor.</text:p>
            </office:annotation>
            <text:p>40</text:p>
          </table:table-cell>
          <table:table-cell table:style-name="ce2" office:value-type="string" calcext:value-type="string">
            <office:annotation draw:style-name="gr1" draw:text-style-name="P2" svg:width="276.01pt" svg:height="26.99pt" svg:x="905.24pt" svg:y="86.26pt" draw:caption-point-x="-11.54pt" draw:caption-point-y="-22.99pt">
              <dc:date>2017-08-23T00:00:00</dc:date>
              <text:p text:style-name="P1">O respondente atualizou este valor.</text:p>
            </office:annotation>
            <text:p>Idiomas-500,cursos-1200,previdencia-1600,internet-110,academia-180,celular-150,comida-800</text:p>
          </table:table-cell>
          <table:table-cell table:style-name="ce4" office:value-type="float" office:value="90000" calcext:value-type="float">
            <office:annotation draw:style-name="gr1" draw:text-style-name="P2" svg:width="251.23pt" svg:height="26.99pt" svg:x="1001.25pt" svg:y="86.26pt" draw:caption-point-x="-11.54pt" draw:caption-point-y="-22.99pt">
              <dc:date>2017-08-23T00:00:00</dc:date>
              <text:p text:style-name="P1">O respondente atualizou este valor.</text:p>
            </office:annotation>
            <text:p>R$90,000.00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float" office:value="20" calcext:value-type="float">
            <office:annotation draw:style-name="gr1" draw:text-style-name="P2" svg:width="405.01pt" svg:height="26.99pt" svg:x="1118.98pt" svg:y="86.26pt" draw:caption-point-x="-11.54pt" draw:caption-point-y="-22.99pt">
              <dc:date>2017-08-23T00:00:00</dc:date>
              <text:p text:style-name="P1">O respondente atualizou este valor.</text:p>
            </office:annotation>
            <text:p>20</text:p>
          </table:table-cell>
          <table:table-cell table:style-name="ce2" office:value-type="string" calcext:value-type="string">
            <office:annotation draw:style-name="gr1" draw:text-style-name="P2" svg:width="478.49pt" svg:height="26.99pt" svg:x="1181.25pt" svg:y="86.26pt" draw:caption-point-x="-11.54pt" draw:caption-point-y="-22.99pt">
              <dc:date>2017-08-23T00:00:00</dc:date>
              <text:p text:style-name="P1">O respondente atualizou este valor.</text:p>
            </office:annotation>
            <text:p>Flex total</text:p>
          </table:table-cell>
          <table:table-cell table:style-name="ce2" office:value-type="string" calcext:value-type="string">
            <office:annotation draw:style-name="gr1" draw:text-style-name="P2" svg:width="543pt" svg:height="26.99pt" svg:x="1252.49pt" svg:y="86.26pt" draw:caption-point-x="-11.54pt" draw:caption-point-y="-22.99pt">
              <dc:date>2017-08-23T00:00:00</dc:date>
              <text:p text:style-name="P1">O respondente atualizou este valor.</text:p>
            </office:annotation>
            <text:p>Pagam tudo sem criar dor-de-cabeça</text:p>
          </table:table-cell>
          <table:table-cell table:style-name="ce2" office:value-type="string" calcext:value-type="string">
            <office:annotation draw:style-name="gr1" draw:text-style-name="P2" svg:width="543pt" svg:height="26.99pt" svg:x="1388.24pt" svg:y="86.26pt" draw:caption-point-x="-11.54pt" draw:caption-point-y="-22.99pt">
              <dc:date>2017-08-23T00:00:00</dc:date>
              <text:p text:style-name="P1">O respondente atualizou este valor.</text:p>
            </office:annotation>
            <text:p>Plenamente Satisfeito</text:p>
          </table:table-cell>
          <table:table-cell table:style-name="ce2"/>
          <table:table-cell table:style-name="ce2" office:value-type="string" calcext:value-type="string">
            <text:p>Jamais deixem de estudar.</text:p>
          </table:table-cell>
          <table:table-cell table:style-name="ce2" office:value-type="string" calcext:value-type="string">
            <text:p>Totalmente satisfeito com ele.</text:p>
          </table:table-cell>
          <table:table-cell table:number-columns-repeated="1002"/>
        </table:table-row>
        <table:table-row table:style-name="ro1">
          <table:table-cell table:style-name="ce1" office:value-type="date" office:date-value="2017-08-21T11:47:39.583" calcext:value-type="date">
            <text:p>8/21/2017 11:47:40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string" calcext:value-type="string">
            <text:p>Cooperativo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Desenvolvedor Freelancer</text:p>
          </table:table-cell>
          <table:table-cell table:style-name="ce2">
            <office:annotation draw:style-name="gr2" draw:text-style-name="P2" svg:width="247.52pt" svg:height="27.01pt" svg:x="446.23pt" svg:y="101.99pt" draw:caption-point-x="-11.54pt" draw:caption-point-y="-22.96pt">
              <dc:date>2017-08-23T00:00:00</dc:date>
              <text:p text:style-name="P1">O respondente atualizou este valor.</text:p>
            </office:annotation>
          </table:table-cell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Mais de 200</text:p>
          </table:table-cell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Dólar</text:p>
          </table:table-cell>
          <table:table-cell table:style-name="ce2" office:value-type="float" office:value="3200" calcext:value-type="float">
            <text:p>3200</text:p>
          </table:table-cell>
          <table:table-cell table:style-name="ce2" office:value-type="float" office:value="20" calcext:value-type="float">
            <office:annotation draw:style-name="gr2" draw:text-style-name="P2" svg:width="320.23pt" svg:height="27.01pt" svg:x="798.75pt" svg:y="101.99pt" draw:caption-point-x="-11.54pt" draw:caption-point-y="-22.96pt">
              <dc:date>2017-08-23T00:00:00</dc:date>
              <text:p text:style-name="P1">O respondente atualizou este valor.</text:p>
            </office:annotation>
            <text:p>20</text:p>
          </table:table-cell>
          <table:table-cell table:style-name="ce2" office:value-type="string" calcext:value-type="string">
            <text:p>não</text:p>
          </table:table-cell>
          <table:table-cell table:number-columns-repeated="3"/>
          <table:table-cell table:style-name="ce2" office:value-type="string" calcext:value-type="string">
            <office:annotation draw:style-name="gr2" draw:text-style-name="P2" svg:width="478.49pt" svg:height="27.01pt" svg:x="1181.25pt" svg:y="101.99pt" draw:caption-point-x="-11.54pt" draw:caption-point-y="-22.96pt">
              <dc:date>2017-08-23T00:00:00</dc:date>
              <text:p text:style-name="P1">O respondente atualizou este valor.</text:p>
            </office:annotation>
            <text:p>Flex total</text:p>
          </table:table-cell>
          <table:table-cell table:style-name="ce2" office:value-type="string" calcext:value-type="string">
            <office:annotation draw:style-name="gr2" draw:text-style-name="P2" svg:width="543pt" svg:height="27.01pt" svg:x="1252.49pt" svg:y="101.99pt" draw:caption-point-x="-11.54pt" draw:caption-point-y="-22.96pt">
              <dc:date>2017-08-23T00:00:00</dc:date>
              <text:p text:style-name="P1">O respondente atualizou este valor.</text:p>
            </office:annotation>
            <text:p>Nunca precisei fazer hora extra</text:p>
          </table:table-cell>
          <table:table-cell table:style-name="ce2" office:value-type="string" calcext:value-type="string">
            <text:p>Totalmente Insatisfeito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7-08-20T22:21:57.768" calcext:value-type="date">
            <text:p>8/20/2017 22:21:58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string" calcext:value-type="string">
            <text:p>Semestral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Sócio </text:p>
          </table:table-cell>
          <table:table-cell/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Menos de 10</text:p>
          </table:table-cell>
          <table:table-cell table:style-name="ce2" office:value-type="string" calcext:value-type="string">
            <text:p>Sócio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40000" calcext:value-type="float">
            <text:p>40000</text:p>
          </table:table-cell>
          <table:table-cell/>
          <table:table-cell table:style-name="ce2" office:value-type="string" calcext:value-type="string">
            <text:p>Nada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São Paulo </text:p>
          </table:table-cell>
          <table:table-cell table:number-columns-repeated="3"/>
          <table:table-cell table:style-name="ce2" office:value-type="string" calcext:value-type="string">
            <text:p>Satisfeito</text:p>
          </table:table-cell>
          <table:table-cell/>
          <table:table-cell table:style-name="ce2" office:value-type="string" calcext:value-type="string">
            <text:p>Diversifique levante todas as oportunidades e ataque às mais promissoras (mais do que uma) </text:p>
          </table:table-cell>
          <table:table-cell table:number-columns-repeated="1003"/>
        </table:table-row>
        <table:table-row table:style-name="ro1">
          <table:table-cell table:style-name="ce1" office:value-type="date" office:date-value="2017-08-22T16:11:36.162" calcext:value-type="date">
            <text:p>8/22/2017 16:11:36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string" calcext:value-type="string">
            <text:p>Cooperativo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Agente Fiscal de Rendas </text:p>
          </table:table-cell>
          <table:table-cell table:style-name="ce2" office:value-type="string" calcext:value-type="string">
            <office:annotation draw:style-name="gr1" draw:text-style-name="P2" svg:width="247.52pt" svg:height="26.99pt" svg:x="446.23pt" svg:y="133.51pt" draw:caption-point-x="-11.54pt" draw:caption-point-y="-22.99pt">
              <dc:date>2017-08-23T00:00:00</dc:date>
              <text:p text:style-name="P1">O respondente atualizou este valor.</text:p>
            </office:annotation>
            <text:p>Secretaria da Fazenda do Estado de São Paulo </text:p>
          </table:table-cell>
          <table:table-cell table:style-name="ce2" office:value-type="string" calcext:value-type="string">
            <office:annotation draw:style-name="gr1" draw:text-style-name="P2" svg:width="228.73pt" svg:height="26.99pt" svg:x="515.25pt" svg:y="133.51pt" draw:caption-point-x="-11.54pt" draw:caption-point-y="-22.99pt">
              <dc:date>2017-08-23T00:00:00</dc:date>
              <text:p text:style-name="P1">O respondente atualizou este valor.</text:p>
            </office:annotation>
            <text:p>Governo</text:p>
          </table:table-cell>
          <table:table-cell table:style-name="ce2" office:value-type="string" calcext:value-type="string">
            <text:p>Mais de 200</text:p>
          </table:table-cell>
          <table:table-cell table:style-name="ce2" office:value-type="string" calcext:value-type="string">
            <office:annotation draw:style-name="gr1" draw:text-style-name="P2" svg:width="247.49pt" svg:height="26.99pt" svg:x="657.75pt" svg:y="133.51pt" draw:caption-point-x="-11.54pt" draw:caption-point-y="-22.99pt">
              <dc:date>2017-08-23T00:00:00</dc:date>
              <text:p text:style-name="P1">O respondente atualizou este valor.</text:p>
            </office:annotation>
            <text:p>Servidor público 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18000" calcext:value-type="float">
            <text:p>18000</text:p>
          </table:table-cell>
          <table:table-cell table:style-name="ce2" office:value-type="float" office:value="40" calcext:value-type="float">
            <office:annotation draw:style-name="gr1" draw:text-style-name="P2" svg:width="320.23pt" svg:height="26.99pt" svg:x="798.75pt" svg:y="133.51pt" draw:caption-point-x="-11.54pt" draw:caption-point-y="-22.99pt">
              <dc:date>2017-08-23T00:00:00</dc:date>
              <text:p text:style-name="P1">O respondente atualizou este valor.</text:p>
            </office:annotation>
            <text:p>40</text:p>
          </table:table-cell>
          <table:table-cell table:style-name="ce2" office:value-type="string" calcext:value-type="string">
            <text:p>420-VR</text:p>
          </table:table-cell>
          <table:table-cell table:style-name="ce2" office:value-type="string" calcext:value-type="string">
            <text:p>Remuneração variável até 4 salários por ano. </text:p>
          </table:table-cell>
          <table:table-cell table:style-name="ce2" office:value-type="string" calcext:value-type="string">
            <text:p>São Paulo </text:p>
          </table:table-cell>
          <table:table-cell table:style-name="ce2" office:value-type="float" office:value="40" calcext:value-type="float">
            <office:annotation draw:style-name="gr1" draw:text-style-name="P2" svg:width="405.01pt" svg:height="26.99pt" svg:x="1118.98pt" svg:y="133.51pt" draw:caption-point-x="-11.54pt" draw:caption-point-y="-22.99pt">
              <dc:date>2017-08-23T00:00:00</dc:date>
              <text:p text:style-name="P1">O respondente atualizou este valor.</text:p>
            </office:annotation>
            <text:p>40</text:p>
          </table:table-cell>
          <table:table-cell table:style-name="ce2" office:value-type="string" calcext:value-type="string">
            <office:annotation draw:style-name="gr1" draw:text-style-name="P2" svg:width="478.49pt" svg:height="26.99pt" svg:x="1181.25pt" svg:y="133.51pt" draw:caption-point-x="-11.54pt" draw:caption-point-y="-22.99pt">
              <dc:date>2017-08-23T00:00:00</dc:date>
              <text:p text:style-name="P1">O respondente atualizou este valor.</text:p>
            </office:annotation>
            <text:p>Tolerância de minutos</text:p>
          </table:table-cell>
          <table:table-cell table:style-name="ce2" office:value-type="string" calcext:value-type="string">
            <office:annotation draw:style-name="gr1" draw:text-style-name="P2" svg:width="543pt" svg:height="26.99pt" svg:x="1252.49pt" svg:y="133.51pt" draw:caption-point-x="-11.54pt" draw:caption-point-y="-22.99pt">
              <dc:date>2017-08-23T00:00:00</dc:date>
              <text:p text:style-name="P1">O respondente atualizou este valor.</text:p>
            </office:annotation>
            <text:p>Não pagam, mas é raro pedirem</text:p>
          </table:table-cell>
          <table:table-cell table:style-name="ce2" office:value-type="string" calcext:value-type="string">
            <text:p>Insatisfeito</text:p>
          </table:table-cell>
          <table:table-cell table:style-name="ce2" office:value-type="string" calcext:value-type="string">
            <office:annotation draw:style-name="gr1" draw:text-style-name="P2" svg:width="543pt" svg:height="26.99pt" svg:x="1523.99pt" svg:y="133.51pt" draw:caption-point-x="-11.54pt" draw:caption-point-y="-22.99pt">
              <dc:date>2017-08-23T00:00:00</dc:date>
              <text:p text:style-name="P1">O respondente atualizou este valor.</text:p>
            </office:annotation>
            <text:p>Pelo salário e estabilidade. </text:p>
          </table:table-cell>
          <table:table-cell table:style-name="ce2" office:value-type="string" calcext:value-type="string">
            <text:p>Foquem em tecnologia e tendências para buscar oportunidades no exterior. </text:p>
          </table:table-cell>
          <table:table-cell table:style-name="ce2" office:value-type="string" calcext:value-type="string">
            <office:annotation draw:style-name="gr1" draw:text-style-name="P2" svg:width="543pt" svg:height="26.99pt" svg:x="1795.49pt" svg:y="133.51pt" draw:caption-point-x="-11.54pt" draw:caption-point-y="-22.99pt">
              <dc:date>2017-08-23T00:00:00</dc:date>
              <text:p text:style-name="P1">O respondente atualizou este valor.</text:p>
            </office:annotation>
            <text:p>O governo do estado de São Paulo parece bom, mas faz 4 anos que não sei o que é reajuste. Além disso, a previdência desconta 11% de tudo - 1/3 do salário é descontado, resumindo. No serviço público, mesmo na área de tecnologia, é necessária resiliência para lidar com fatores extra trabalho como política. </text:p>
          </table:table-cell>
          <table:table-cell table:number-columns-repeated="1002"/>
        </table:table-row>
        <table:table-row table:style-name="ro1">
          <table:table-cell table:style-name="ce1" office:value-type="date" office:date-value="2017-08-21T15:26:08.888" calcext:value-type="date">
            <text:p>8/21/2017 15:26:09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Semestral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Desenvolvedor</text:p>
          </table:table-cell>
          <table:table-cell/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Entre 50 e 200</text:p>
          </table:table-cell>
          <table:table-cell table:style-name="ce2" office:value-type="string" calcext:value-type="string">
            <text:p>CL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10500" calcext:value-type="float">
            <text:p>10500</text:p>
          </table:table-cell>
          <table:table-cell table:style-name="ce2" office:value-type="float" office:value="45" calcext:value-type="float">
            <office:annotation draw:style-name="gr1" draw:text-style-name="P2" svg:width="320.23pt" svg:height="26.99pt" svg:x="798.75pt" svg:y="149.24pt" draw:caption-point-x="-11.54pt" draw:caption-point-y="-22.96pt">
              <dc:date>2017-08-23T00:00:00</dc:date>
              <text:p text:style-name="P1">O respondente atualizou este valor.</text:p>
            </office:annotation>
            <text:p>45</text:p>
          </table:table-cell>
          <table:table-cell table:style-name="ce2" office:value-type="string" calcext:value-type="string">
            <text:p>VR - 28 por dia</text:p>
          </table:table-cell>
          <table:table-cell table:style-name="ce2">
            <office:annotation draw:style-name="gr1" draw:text-style-name="P2" svg:width="251.23pt" svg:height="26.99pt" svg:x="1001.25pt" svg:y="149.24pt" draw:caption-point-x="-11.54pt" draw:caption-point-y="-22.96pt">
              <dc:date>2017-08-23T00:00:00</dc:date>
              <text:p text:style-name="P1">O respondente atualizou este valor.</text:p>
            </office:annotation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0.15</text:p>
          </table:table-cell>
          <table:table-cell table:style-name="ce2" office:value-type="string" calcext:value-type="string">
            <text:p>Flex total</text:p>
          </table:table-cell>
          <table:table-cell table:style-name="ce2" office:value-type="string" calcext:value-type="string">
            <text:p>Exigem muito e não pagam a menos que sejam obrigados a isso</text:p>
          </table:table-cell>
          <table:table-cell table:style-name="ce2" office:value-type="string" calcext:value-type="string">
            <text:p>Satisfeito</text:p>
          </table:table-cell>
          <table:table-cell/>
          <table:table-cell table:style-name="ce2" office:value-type="string" calcext:value-type="string">
            <text:p>Busque realizar projetos práticos</text:p>
          </table:table-cell>
          <table:table-cell table:number-columns-repeated="1003"/>
        </table:table-row>
        <table:table-row table:style-name="ro1">
          <table:table-cell table:style-name="ce1" office:value-type="date" office:date-value="2017-08-20T23:48:30.981" calcext:value-type="date">
            <text:p>8/20/2017 23:48:3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Cooperativo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Desenvolvedor Front-end</text:p>
          </table:table-cell>
          <table:table-cell/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Entre 30 e 50</text:p>
          </table:table-cell>
          <table:table-cell/>
          <table:table-cell table:style-name="ce2" office:value-type="string" calcext:value-type="string">
            <text:p>Real</text:p>
          </table:table-cell>
          <table:table-cell table:style-name="ce2" office:value-type="float" office:value="7300" calcext:value-type="float">
            <text:p>73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Exigem muito e não pagam a menos que sejam obrigados a isso</text:p>
          </table:table-cell>
          <table:table-cell table:style-name="ce2" office:value-type="string" calcext:value-type="string">
            <text:p>Satisfeito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7-08-20T23:48:41.295" calcext:value-type="date">
            <text:p>8/20/2017 23:48:4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Semestral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Desenvolvedor</text:p>
          </table:table-cell>
          <table:table-cell/>
          <table:table-cell table:style-name="ce2" office:value-type="string" calcext:value-type="string">
            <text:p>Consultoria</text:p>
          </table:table-cell>
          <table:table-cell table:style-name="ce2" office:value-type="string" calcext:value-type="string">
            <text:p>Entre 10 e 30</text:p>
          </table:table-cell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12600" calcext:value-type="float">
            <text:p>12600</text:p>
          </table:table-cell>
          <table:table-cell/>
          <table:table-cell table:style-name="ce2" office:value-type="string" calcext:value-type="string">
            <text:p>não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olerância de minutos</text:p>
          </table:table-cell>
          <table:table-cell table:style-name="ce2" office:value-type="string" calcext:value-type="string">
            <text:p>Pagam tudo sem criar dor-de-cabeça</text:p>
          </table:table-cell>
          <table:table-cell table:style-name="ce2" office:value-type="string" calcext:value-type="string">
            <text:p>Indiferente</text:p>
          </table:table-cell>
          <table:table-cell table:style-name="ce2" office:value-type="string" calcext:value-type="string">
            <text:p>Não promoção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7-08-20T23:55:00.583" calcext:value-type="date">
            <text:p>8/20/2017 23:55:0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Semestral</text:p>
          </table:table-cell>
          <table:table-cell table:style-name="ce2" office:value-type="string" calcext:value-type="string">
            <text:p>Graduação</text:p>
          </table:table-cell>
          <table:table-cell table:style-name="ce2" office:value-type="string" calcext:value-type="string">
            <text:p>Estagiário</text:p>
          </table:table-cell>
          <table:table-cell table:style-name="ce2" office:value-type="string" calcext:value-type="string">
            <text:p>Scopus Soluções em TI</text:p>
          </table:table-cell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Mais de 200</text:p>
          </table:table-cell>
          <table:table-cell table:style-name="ce2" office:value-type="string" calcext:value-type="string">
            <text:p>Estagiário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1800" calcext:value-type="float">
            <text:p>1800</text:p>
          </table:table-cell>
          <table:table-cell/>
          <table:table-cell table:number-columns-repeated="2" table:style-name="ce2" office:value-type="string" calcext:value-type="string">
            <text:p>não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0.75</text:p>
          </table:table-cell>
          <table:table-cell table:style-name="ce2" office:value-type="string" calcext:value-type="string">
            <text:p>Tolerância de minutos</text:p>
          </table:table-cell>
          <table:table-cell table:style-name="ce2" office:value-type="string" calcext:value-type="string">
            <text:p>Tratam com compensações em banco de horas</text:p>
          </table:table-cell>
          <table:table-cell table:style-name="ce2" office:value-type="string" calcext:value-type="string">
            <text:p>Satisfeito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7-08-21T00:56:25.858" calcext:value-type="date">
            <text:p>8/21/2017 0:56:26</text:p>
          </table:table-cell>
          <table:table-cell table:style-name="ce2" office:value-type="float" office:value="2009" calcext:value-type="float">
            <office:annotation draw:style-name="gr1" draw:text-style-name="P2" svg:width="331.48pt" svg:height="26.99pt" svg:x="114.75pt" svg:y="212.26pt" draw:caption-point-x="-11.54pt" draw:caption-point-y="-22.99pt">
              <dc:date>2017-08-23T00:00:00</dc:date>
              <text:p text:style-name="P1">O respondente atualizou este valor.</text:p>
            </office:annotation>
            <text:p>2009</text:p>
          </table:table-cell>
          <table:table-cell table:style-name="ce2" office:value-type="string" calcext:value-type="string">
            <text:p>Cooperativo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office:annotation draw:style-name="gr1" draw:text-style-name="P2" svg:width="300.02pt" svg:height="26.99pt" svg:x="357.73pt" svg:y="212.26pt" draw:caption-point-x="-11.54pt" draw:caption-point-y="-22.99pt">
              <dc:date>2017-08-23T00:00:00</dc:date>
              <text:p text:style-name="P1">O respondente atualizou este valor.</text:p>
            </office:annotation>
            <text:p>Analista</text:p>
          </table:table-cell>
          <table:table-cell table:style-name="ce2">
            <office:annotation draw:style-name="gr1" draw:text-style-name="P2" svg:width="247.52pt" svg:height="26.99pt" svg:x="446.23pt" svg:y="212.26pt" draw:caption-point-x="-11.54pt" draw:caption-point-y="-22.99pt">
              <dc:date>2017-08-23T00:00:00</dc:date>
              <text:p text:style-name="P1">O respondente atualizou este valor.</text:p>
            </office:annotation>
          </table:table-cell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Mais de 200</text:p>
          </table:table-cell>
          <table:table-cell table:style-name="ce2" office:value-type="string" calcext:value-type="string">
            <text:p>CL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9500" calcext:value-type="float">
            <text:p>95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480-VR, 250-VA</text:p>
          </table:table-cell>
          <table:table-cell table:style-name="ce2" office:value-type="float" office:value="12000" calcext:value-type="float">
            <text:p>12000</text:p>
          </table:table-cell>
          <table:table-cell/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Pagam tudo sem criar dor-de-cabeça</text:p>
          </table:table-cell>
          <table:table-cell table:style-name="ce2" office:value-type="string" calcext:value-type="string">
            <text:p>Satisfeito</text:p>
          </table:table-cell>
          <table:table-cell/>
          <table:table-cell table:style-name="ce2" office:value-type="string" calcext:value-type="string">
            <text:p>Tente fazer o que gosta</text:p>
          </table:table-cell>
          <table:table-cell table:number-columns-repeated="1003"/>
        </table:table-row>
        <table:table-row table:style-name="ro1">
          <table:table-cell table:style-name="ce1" office:value-type="date" office:date-value="2017-08-23T14:00:58.094" calcext:value-type="date">
            <text:p>8/23/2017 14:00:58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string" calcext:value-type="string">
            <text:p>Semestral</text:p>
          </table:table-cell>
          <table:table-cell table:style-name="ce2" office:value-type="string" calcext:value-type="string">
            <text:p>MBA</text:p>
          </table:table-cell>
          <table:table-cell table:style-name="ce2" office:value-type="string" calcext:value-type="string">
            <text:p>engenheiro de software sênior</text:p>
          </table:table-cell>
          <table:table-cell table:style-name="ce2" office:value-type="string" calcext:value-type="string">
            <text:p>Redecard</text:p>
          </table:table-cell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Mais de 200</text:p>
          </table:table-cell>
          <table:table-cell table:style-name="ce2" office:value-type="string" calcext:value-type="string">
            <text:p>CL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200-VA 700-VR</text:p>
          </table:table-cell>
          <table:table-cell table:style-name="ce2" office:value-type="float" office:value="30000" calcext:value-type="float">
            <text:p>30000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Flex total</text:p>
          </table:table-cell>
          <table:table-cell table:style-name="ce2" office:value-type="string" calcext:value-type="string">
            <text:p>Pagam tudo sem criar dor-de-cabeça</text:p>
          </table:table-cell>
          <table:table-cell table:style-name="ce2" office:value-type="string" calcext:value-type="string">
            <text:p>Satisfeito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7-08-22T21:04:59.938" calcext:value-type="date">
            <text:p>8/22/2017 21:05:00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string" calcext:value-type="string">
            <text:p>Semestral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Gerente de Produto</text:p>
          </table:table-cell>
          <table:table-cell/>
          <table:table-cell table:style-name="ce2" office:value-type="string" calcext:value-type="string">
            <text:p>Educação</text:p>
          </table:table-cell>
          <table:table-cell table:style-name="ce2" office:value-type="string" calcext:value-type="string">
            <text:p>Mais de 200</text:p>
          </table:table-cell>
          <table:table-cell table:style-name="ce2" office:value-type="string" calcext:value-type="string">
            <text:p>CL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Restaurante, Plano de saúde, Auxílio Combustível</text:p>
          </table:table-cell>
          <table:table-cell table:style-name="ce2" office:value-type="string" calcext:value-type="string">
            <text:p>De 1 a 3 salários por semestre</text:p>
          </table:table-cell>
          <table:table-cell table:number-columns-repeated="2"/>
          <table:table-cell table:style-name="ce2" office:value-type="string" calcext:value-type="string">
            <text:p>Flex total</text:p>
          </table:table-cell>
          <table:table-cell table:style-name="ce2" office:value-type="string" calcext:value-type="string">
            <text:p>Não pagam, mas é raro pedirem</text:p>
          </table:table-cell>
          <table:table-cell table:style-name="ce2" office:value-type="string" calcext:value-type="string">
            <text:p>Satisfeito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7-08-22T14:25:45.474" calcext:value-type="date">
            <text:p>8/22/2017 14:25:45</text:p>
          </table:table-cell>
          <table:table-cell table:style-name="ce2" office:value-type="float" office:value="0" calcext:value-type="float">
            <office:annotation draw:style-name="gr1" draw:text-style-name="P2" svg:width="331.48pt" svg:height="26.99pt" svg:x="114.75pt" svg:y="259.51pt" draw:caption-point-x="-11.54pt" draw:caption-point-y="-22.99pt">
              <dc:date>2017-08-23T00:00:00</dc:date>
              <text:p text:style-name="P1">O respondente atualizou este valor.</text:p>
            </office:annotation>
            <text:p>0</text:p>
          </table:table-cell>
          <table:table-cell table:style-name="ce2" office:value-type="string" calcext:value-type="string">
            <text:p>Cooperativo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office:annotation draw:style-name="gr1" draw:text-style-name="P2" svg:width="300.02pt" svg:height="26.99pt" svg:x="357.73pt" svg:y="259.51pt" draw:caption-point-x="-11.54pt" draw:caption-point-y="-22.99pt">
              <dc:date>2017-08-23T00:00:00</dc:date>
              <text:p text:style-name="P1">O respondente atualizou este valor.</text:p>
            </office:annotation>
            <text:p>Manager</text:p>
          </table:table-cell>
          <table:table-cell/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Mais de 200</text:p>
          </table:table-cell>
          <table:table-cell table:style-name="ce2" office:value-type="string" calcext:value-type="string">
            <text:p>CL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23000" calcext:value-type="float">
            <text:p>230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440 VR, plano saúde e odonto, previdência, estacionamento</text:p>
          </table:table-cell>
          <table:table-cell table:style-name="ce2" office:value-type="float" office:value="128000" calcext:value-type="float">
            <text:p>12800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Flex total</text:p>
          </table:table-cell>
          <table:table-cell table:style-name="ce2" office:value-type="string" calcext:value-type="string">
            <text:p>Pagam tudo sem criar dor-de-cabeça</text:p>
          </table:table-cell>
          <table:table-cell table:style-name="ce2" office:value-type="string" calcext:value-type="string">
            <text:p>Plenamente Satisfeito</text:p>
          </table:table-cell>
          <table:table-cell table:style-name="ce2" office:value-type="string" calcext:value-type="string">
            <text:p>Demissão </text:p>
          </table:table-cell>
          <table:table-cell table:style-name="ce2" office:value-type="string" calcext:value-type="string">
            <text:p>No início da carreira priorizem o conhecimento e não o salário. Trabalhem a comunicação verbal e não verbal.</text:p>
          </table:table-cell>
          <table:table-cell table:style-name="ce2" office:value-type="string" calcext:value-type="string">
            <text:p>Não </text:p>
          </table:table-cell>
          <table:table-cell table:number-columns-repeated="1002"/>
        </table:table-row>
        <table:table-row table:style-name="ro1">
          <table:table-cell table:style-name="ce1" office:value-type="date" office:date-value="2017-08-21T08:11:53.333" calcext:value-type="date">
            <text:p>8/21/2017 8:11:5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Cooperativo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Tech Lead</text:p>
          </table:table-cell>
          <table:table-cell/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Entre 10 e 30</text:p>
          </table:table-cell>
          <table:table-cell table:style-name="ce2" office:value-type="string" calcext:value-type="string">
            <text:p>CL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10860" calcext:value-type="float">
            <text:p>10860</text:p>
          </table:table-cell>
          <table:table-cell table:style-name="ce2" office:value-type="string" calcext:value-type="string">
            <text:p>44+</text:p>
          </table:table-cell>
          <table:table-cell table:style-name="ce2" office:value-type="string" calcext:value-type="string">
            <text:p>VR 600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Exigem muito e não pagam a menos que sejam obrigados a isso</text:p>
          </table:table-cell>
          <table:table-cell table:style-name="ce2" office:value-type="string" calcext:value-type="string">
            <text:p>Satisfeito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7-08-21T08:18:47.009" calcext:value-type="date">
            <text:p>8/21/2017 8:18:47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Cooperativo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Analista de risco</text:p>
          </table:table-cell>
          <table:table-cell/>
          <table:table-cell table:style-name="ce2" office:value-type="string" calcext:value-type="string">
            <text:p>Investimentos</text:p>
          </table:table-cell>
          <table:table-cell table:style-name="ce2" office:value-type="string" calcext:value-type="string">
            <text:p>Entre 30 e 50</text:p>
          </table:table-cell>
          <table:table-cell table:style-name="ce2" office:value-type="string" calcext:value-type="string">
            <text:p>CL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3100" calcext:value-type="float">
            <text:p>3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Vr 400</text:p>
          </table:table-cell>
          <table:table-cell table:style-name="ce2" office:value-type="float" office:value="40000" calcext:value-type="float">
            <text:p>4000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h</text:p>
          </table:table-cell>
          <table:table-cell table:style-name="ce2" office:value-type="string" calcext:value-type="string">
            <text:p>Exigem muito e não pagam a menos que sejam obrigados a isso</text:p>
          </table:table-cell>
          <table:table-cell table:style-name="ce2" office:value-type="string" calcext:value-type="string">
            <text:p>Insatisfeito</text:p>
          </table:table-cell>
          <table:table-cell/>
          <table:table-cell table:style-name="ce2" office:value-type="string" calcext:value-type="string">
            <text:p>Paciencia</text:p>
          </table:table-cell>
          <table:table-cell table:number-columns-repeated="1003"/>
        </table:table-row>
        <table:table-row table:style-name="ro1">
          <table:table-cell table:style-name="ce1" office:value-type="date" office:date-value="2017-08-21T08:25:16.89" calcext:value-type="date">
            <text:p>8/21/2017 8:25:17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Cooperativo</text:p>
          </table:table-cell>
          <table:table-cell table:style-name="ce2" office:value-type="string" calcext:value-type="string">
            <text:p>MBA</text:p>
          </table:table-cell>
          <table:table-cell table:style-name="ce2" office:value-type="string" calcext:value-type="string">
            <text:p>Superintendente de TI</text:p>
          </table:table-cell>
          <table:table-cell/>
          <table:table-cell table:style-name="ce2" office:value-type="string" calcext:value-type="string">
            <text:p>Banco</text:p>
          </table:table-cell>
          <table:table-cell table:style-name="ce2" office:value-type="string" calcext:value-type="string">
            <text:p>Mais de 200</text:p>
          </table:table-cell>
          <table:table-cell table:style-name="ce2" office:value-type="string" calcext:value-type="string">
            <text:p>Prestador de serviços - Pessoa Jurídica - Único cliente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22000" calcext:value-type="float">
            <text:p>220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VR-700,VA-560,Plano Saúde</text:p>
          </table:table-cell>
          <table:table-cell table:style-name="ce2" office:value-type="string" calcext:value-type="string">
            <text:p>Sim, até 4 salários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lex total</text:p>
          </table:table-cell>
          <table:table-cell table:style-name="ce2" office:value-type="string" calcext:value-type="string">
            <text:p>Tratam com compensações em banco de horas</text:p>
          </table:table-cell>
          <table:table-cell table:style-name="ce2" office:value-type="string" calcext:value-type="string">
            <text:p>Satisfeito</text:p>
          </table:table-cell>
          <table:table-cell table:style-name="ce2" office:value-type="string" calcext:value-type="string">
            <text:p>Salario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7-08-21T17:02:12.981" calcext:value-type="date">
            <text:p>8/21/2017 17:02:13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string" calcext:value-type="string">
            <text:p>Cooperativo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office:annotation draw:style-name="gr1" draw:text-style-name="P2" svg:width="300.02pt" svg:height="26.99pt" svg:x="357.73pt" svg:y="322.5pt" draw:caption-point-x="-11.54pt" draw:caption-point-y="-22.99pt">
              <dc:date>2017-08-23T00:00:00</dc:date>
              <text:p text:style-name="P1">O respondente atualizou este valor.</text:p>
            </office:annotation>
            <text:p>Desenvolvedor pleno</text:p>
          </table:table-cell>
          <table:table-cell table:style-name="ce2">
            <office:annotation draw:style-name="gr1" draw:text-style-name="P2" svg:width="247.52pt" svg:height="26.99pt" svg:x="446.23pt" svg:y="322.5pt" draw:caption-point-x="-11.54pt" draw:caption-point-y="-22.99pt">
              <dc:date>2017-08-23T00:00:00</dc:date>
              <text:p text:style-name="P1">O respondente atualizou este valor.</text:p>
            </office:annotation>
          </table:table-cell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Entre 50 e 200</text:p>
          </table:table-cell>
          <table:table-cell table:style-name="ce2" office:value-type="string" calcext:value-type="string">
            <text:p>CL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8700" calcext:value-type="float">
            <text:p>87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400-VR</text:p>
          </table:table-cell>
          <table:table-cell table:style-name="ce2" office:value-type="string" calcext:value-type="string">
            <office:annotation draw:style-name="gr1" draw:text-style-name="P2" svg:width="251.23pt" svg:height="26.99pt" svg:x="1001.25pt" svg:y="322.5pt" draw:caption-point-x="-11.54pt" draw:caption-point-y="-22.99pt">
              <dc:date>2017-08-23T00:00:00</dc:date>
              <text:p text:style-name="P1">O respondente atualizou este valor.</text:p>
            </office:annotation>
            <text:p>PLR de R$300,00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Flex total</text:p>
          </table:table-cell>
          <table:table-cell table:style-name="ce2" office:value-type="string" calcext:value-type="string">
            <text:p>Tratam com compensações em banco de horas</text:p>
          </table:table-cell>
          <table:table-cell table:style-name="ce2" office:value-type="string" calcext:value-type="string">
            <text:p>Satisfeito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7-08-21T08:45:13.954" calcext:value-type="date">
            <text:p>8/21/2017 8:45:14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string" calcext:value-type="string">
            <text:p>Cooperativo</text:p>
          </table:table-cell>
          <table:table-cell table:style-name="ce2" office:value-type="string" calcext:value-type="string">
            <text:p>MBA</text:p>
          </table:table-cell>
          <table:table-cell table:style-name="ce2" office:value-type="string" calcext:value-type="string">
            <text:p>Diretor</text:p>
          </table:table-cell>
          <table:table-cell/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Entre 30 e 50</text:p>
          </table:table-cell>
          <table:table-cell table:style-name="ce2" office:value-type="string" calcext:value-type="string">
            <text:p>Empresário - Sócio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string" calcext:value-type="string">
            <text:p>13744.5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840 VR</text:p>
          </table:table-cell>
          <table:table-cell table:style-name="ce2" office:value-type="float" office:value="100000" calcext:value-type="float">
            <text:p>10000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Tratam com compensações em banco de horas</text:p>
          </table:table-cell>
          <table:table-cell table:style-name="ce2" office:value-type="string" calcext:value-type="string">
            <text:p>Plenamente Satisfeito</text:p>
          </table:table-cell>
          <table:table-cell/>
          <table:table-cell table:style-name="ce2" office:value-type="string" calcext:value-type="string">
            <text:p>Carreira quem cuida é a pessoa, não a empresa. </text:p>
          </table:table-cell>
          <table:table-cell table:number-columns-repeated="1003"/>
        </table:table-row>
        <table:table-row table:style-name="ro1">
          <table:table-cell table:style-name="ce1" office:value-type="date" office:date-value="2017-08-21T08:49:46.746" calcext:value-type="date">
            <text:p>8/21/2017 8:49:47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Cooperativo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Data Scientist</text:p>
          </table:table-cell>
          <table:table-cell/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Entre 50 e 200</text:p>
          </table:table-cell>
          <table:table-cell table:style-name="ce2" office:value-type="string" calcext:value-type="string">
            <text:p>CL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6500" calcext:value-type="float">
            <text:p>65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VR: 28/dia, VT: 200/mes</text:p>
          </table:table-cell>
          <table:table-cell table:style-name="ce2" office:value-type="string" calcext:value-type="string">
            <text:p>Até 4 salários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lex total</text:p>
          </table:table-cell>
          <table:table-cell table:style-name="ce2" office:value-type="string" calcext:value-type="string">
            <text:p>Exigem muito e não pagam a menos que sejam obrigados a isso</text:p>
          </table:table-cell>
          <table:table-cell table:style-name="ce2" office:value-type="string" calcext:value-type="string">
            <text:p>Satisfeito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7-08-21T08:59:06.489" calcext:value-type="date">
            <text:p>8/21/2017 8:59:06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string" calcext:value-type="string">
            <text:p>Semestral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Proprietario</text:p>
          </table:table-cell>
          <table:table-cell/>
          <table:table-cell table:style-name="ce2" office:value-type="string" calcext:value-type="string">
            <text:p>Autonomo</text:p>
          </table:table-cell>
          <table:table-cell table:style-name="ce2" office:value-type="string" calcext:value-type="string">
            <text:p>Menos de 10</text:p>
          </table:table-cell>
          <table:table-cell table:style-name="ce2" office:value-type="string" calcext:value-type="string">
            <text:p>Empresário - EI/EIRELI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tolerante</text:p>
          </table:table-cell>
          <table:table-cell table:style-name="ce2" office:value-type="string" calcext:value-type="string">
            <text:p>Exigem muito e não pagam a menos que sejam obrigados a isso</text:p>
          </table:table-cell>
          <table:table-cell table:style-name="ce2" office:value-type="string" calcext:value-type="string">
            <text:p>Indiferente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7-08-21T09:00:30.441" calcext:value-type="date">
            <text:p>8/21/2017 9:00:30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string" calcext:value-type="string">
            <text:p>Cooperativo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Engenheiro</text:p>
          </table:table-cell>
          <table:table-cell/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Entre 10 e 30</text:p>
          </table:table-cell>
          <table:table-cell table:style-name="ce2" office:value-type="string" calcext:value-type="string">
            <text:p>Empresário - Sócio</text:p>
          </table:table-cell>
          <table:table-cell table:style-name="ce2" office:value-type="string" calcext:value-type="string">
            <text:p>Real</text:p>
          </table:table-cell>
          <table:table-cell table:style-name="ce3" office:value-type="float" office:value="50000" calcext:value-type="float">
            <text:p>50,000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lex total</text:p>
          </table:table-cell>
          <table:table-cell table:style-name="ce2" office:value-type="string" calcext:value-type="string">
            <text:p>Tratam com compensações em banco de horas</text:p>
          </table:table-cell>
          <table:table-cell table:style-name="ce2" office:value-type="string" calcext:value-type="string">
            <text:p>Plenamente Satisfeito</text:p>
          </table:table-cell>
          <table:table-cell/>
          <table:table-cell table:style-name="ce2" office:value-type="string" calcext:value-type="string">
            <text:p>"Apenas que.... busquem conhecimento." Brincadeiras a parte, não fiquem restrito a programação. É importante (muito! MUITO! MUUUITO!), mas não é a única coisa a se preocupar.</text:p>
          </table:table-cell>
          <table:table-cell table:number-columns-repeated="1003"/>
        </table:table-row>
        <table:table-row table:style-name="ro1">
          <table:table-cell table:style-name="ce1" office:value-type="date" office:date-value="2017-08-21T09:32:59.29" calcext:value-type="date">
            <text:p>8/21/2017 9:32:59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Cooperativo</text:p>
          </table:table-cell>
          <table:table-cell table:style-name="ce2" office:value-type="string" calcext:value-type="string">
            <text:p>Mestrado</text:p>
          </table:table-cell>
          <table:table-cell table:style-name="ce2" office:value-type="string" calcext:value-type="string">
            <text:p>Software Engineer</text:p>
          </table:table-cell>
          <table:table-cell/>
          <table:table-cell table:style-name="ce2" office:value-type="string" calcext:value-type="string">
            <text:p>Saúde</text:p>
          </table:table-cell>
          <table:table-cell table:style-name="ce2" office:value-type="string" calcext:value-type="string">
            <text:p>Entre 10 e 30</text:p>
          </table:table-cell>
          <table:table-cell table:style-name="ce2" office:value-type="string" calcext:value-type="string">
            <text:p>Prestador de serviços - Pessoa Jurídica - Único cliente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12000" calcext:value-type="float">
            <text:p>120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3 salários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Flex total</text:p>
          </table:table-cell>
          <table:table-cell table:style-name="ce2" office:value-type="string" calcext:value-type="string">
            <text:p>Nunca precisei fazer hora extra</text:p>
          </table:table-cell>
          <table:table-cell table:style-name="ce2" office:value-type="string" calcext:value-type="string">
            <text:p>Satisfeito</text:p>
          </table:table-cell>
          <table:table-cell table:style-name="ce2" office:value-type="string" calcext:value-type="string">
            <text:p>Mudança de cidade</text:p>
          </table:table-cell>
          <table:table-cell table:style-name="ce2" office:value-type="string" calcext:value-type="string">
            <text:p>Saia da zona de conforto</text:p>
          </table:table-cell>
          <table:table-cell table:number-columns-repeated="1003"/>
        </table:table-row>
        <table:table-row table:style-name="ro1">
          <table:table-cell table:style-name="ce1" office:value-type="date" office:date-value="2017-08-23T15:24:33.322" calcext:value-type="date">
            <text:p>8/23/2017 15:24:3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Semestral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CTO</text:p>
          </table:table-cell>
          <table:table-cell/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Menos de 10</text:p>
          </table:table-cell>
          <table:table-cell table:style-name="ce2" office:value-type="string" calcext:value-type="string">
            <text:p>Empresário - Sócio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2600" calcext:value-type="float">
            <text:p>2600</text:p>
          </table:table-cell>
          <table:table-cell table:style-name="ce2" office:value-type="string" calcext:value-type="string">
            <text:p>60/semana</text:p>
          </table:table-cell>
          <table:table-cell table:style-name="ce2" office:value-type="string" calcext:value-type="string">
            <text:p>não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lex total</text:p>
          </table:table-cell>
          <table:table-cell table:style-name="ce2" office:value-type="string" calcext:value-type="string">
            <text:p>Exigem muito e não pagam a menos que sejam obrigados a isso</text:p>
          </table:table-cell>
          <table:table-cell table:style-name="ce2" office:value-type="string" calcext:value-type="string">
            <text:p>Satisfeito</text:p>
          </table:table-cell>
          <table:table-cell table:style-name="ce2" office:value-type="string" calcext:value-type="string">
            <text:p>As coisas não aconteciam</text:p>
          </table:table-cell>
          <table:table-cell table:style-name="ce2" office:value-type="string" calcext:value-type="string">
            <text:p>Empreendam! Vão aprender muito mais sobre qualquer assunto do que entrando em um trabalho formal</text:p>
          </table:table-cell>
          <table:table-cell table:number-columns-repeated="1003"/>
        </table:table-row>
        <table:table-row table:style-name="ro1">
          <table:table-cell table:style-name="ce1" office:value-type="date" office:date-value="2017-08-21T11:04:35.984" calcext:value-type="date">
            <text:p>8/21/2017 11:04:3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Cooperativo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Eng. Junior</text:p>
          </table:table-cell>
          <table:table-cell table:style-name="ce2">
            <office:annotation draw:style-name="gr2" draw:text-style-name="P2" svg:width="247.52pt" svg:height="27.01pt" svg:x="446.23pt" svg:y="432.74pt" draw:caption-point-x="-11.54pt" draw:caption-point-y="-22.96pt">
              <dc:date>2017-08-23T00:00:00</dc:date>
              <text:p text:style-name="P1">O respondente atualizou este valor.</text:p>
            </office:annotation>
          </table:table-cell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Mais de 200</text:p>
          </table:table-cell>
          <table:table-cell table:style-name="ce2" office:value-type="string" calcext:value-type="string">
            <text:p>CL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4800" calcext:value-type="float">
            <text:p>480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33-VR, estacionamento</text:p>
          </table:table-cell>
          <table:table-cell table:style-name="ce2" office:value-type="string" calcext:value-type="string">
            <text:p>1 - 2 x salarios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Pagam tudo sem criar dor-de-cabeça</text:p>
          </table:table-cell>
          <table:table-cell table:style-name="ce2" office:value-type="string" calcext:value-type="string">
            <text:p>Plenamente Satisfeito</text:p>
          </table:table-cell>
          <table:table-cell table:style-name="ce2" office:value-type="string" calcext:value-type="string">
            <text:p>em busca de novas oportunidades</text:p>
          </table:table-cell>
          <table:table-cell table:style-name="ce2" office:value-type="string" calcext:value-type="string">
            <text:p>Não se acomodem no emprego, porque paga bem, ou porque você acha que manda bem, se desafie sempre, saia da zona de conforto</text:p>
          </table:table-cell>
          <table:table-cell table:style-name="ce2" office:value-type="string" calcext:value-type="string">
            <text:p>Aqui, a gente cria a oportunidade, ela não bate em nossa porta</text:p>
          </table:table-cell>
          <table:table-cell table:number-columns-repeated="1002"/>
        </table:table-row>
        <table:table-row table:style-name="ro1">
          <table:table-cell table:style-name="ce1" office:value-type="date" office:date-value="2017-08-21T10:47:27.505" calcext:value-type="date">
            <text:p>8/21/2017 10:47:28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Semestral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Desenvolvedor</text:p>
          </table:table-cell>
          <table:table-cell/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Mais de 200</text:p>
          </table:table-cell>
          <table:table-cell table:style-name="ce2" office:value-type="string" calcext:value-type="string">
            <text:p>Prestador de serviços - Pessoa Física / Autônomo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7600" calcext:value-type="float">
            <text:p>7600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string" calcext:value-type="string">
            <text:p>não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Flex total</text:p>
          </table:table-cell>
          <table:table-cell table:style-name="ce2" office:value-type="string" calcext:value-type="string">
            <text:p>Nunca precisei fazer hora extra</text:p>
          </table:table-cell>
          <table:table-cell table:style-name="ce2" office:value-type="string" calcext:value-type="string">
            <text:p>Satisfeito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7-08-21T11:24:05.909" calcext:value-type="date">
            <text:p>8/21/2017 11:24:06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string" calcext:value-type="string">
            <text:p>Cooperativo</text:p>
          </table:table-cell>
          <table:table-cell table:style-name="ce2" office:value-type="string" calcext:value-type="string">
            <text:p>Bacharelado</text:p>
          </table:table-cell>
          <table:table-cell table:number-columns-repeated="2"/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Menos de 10</text:p>
          </table:table-cell>
          <table:table-cell table:style-name="ce2" office:value-type="string" calcext:value-type="string">
            <text:p>Empresário - Sócio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Nenhum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Pagam tudo sem criar dor-de-cabeça</text:p>
          </table:table-cell>
          <table:table-cell table:style-name="ce2" office:value-type="string" calcext:value-type="string">
            <text:p>Satisfeito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7-08-23T14:36:30.154" calcext:value-type="date">
            <text:p>8/23/2017 14:36:3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Semestral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Analista de Desenvolvimento</text:p>
          </table:table-cell>
          <table:table-cell table:style-name="ce2" office:value-type="string" calcext:value-type="string">
            <text:p>Software Express</text:p>
          </table:table-cell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Mais de 200</text:p>
          </table:table-cell>
          <table:table-cell table:style-name="ce2" office:value-type="string" calcext:value-type="string">
            <text:p>CL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7300" calcext:value-type="float">
            <text:p>73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VR,600</text:p>
          </table:table-cell>
          <table:table-cell table:style-name="ce2" office:value-type="string" calcext:value-type="string">
            <text:p>PLR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Tratam com compensações em banco de horas</text:p>
          </table:table-cell>
          <table:table-cell table:style-name="ce2" office:value-type="string" calcext:value-type="string">
            <text:p>Satisfeito</text:p>
          </table:table-cell>
          <table:table-cell table:style-name="ce2" office:value-type="string" calcext:value-type="string">
            <text:p>Insatisfação com a empresa e com as atividades.</text:p>
          </table:table-cell>
          <table:table-cell table:style-name="ce2" office:value-type="string" calcext:value-type="string">
            <text:p>Busquem trabalhar com o que gostam, independentemente do salário, o dinheiro acaba vindo por consequencia.</text:p>
          </table:table-cell>
          <table:table-cell table:style-name="ce2" office:value-type="string" calcext:value-type="string">
            <text:p>Gosto bastante da empresa e da forma de trabalho.</text:p>
          </table:table-cell>
          <table:table-cell table:number-columns-repeated="1002"/>
        </table:table-row>
        <table:table-row table:style-name="ro1">
          <table:table-cell table:style-name="ce1" office:value-type="date" office:date-value="2017-08-23T10:46:37.482" calcext:value-type="date">
            <text:p>8/23/2017 10:46:37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Cooperativo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Diretor</text:p>
          </table:table-cell>
          <table:table-cell/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Entre 30 e 50</text:p>
          </table:table-cell>
          <table:table-cell table:style-name="ce2" office:value-type="string" calcext:value-type="string">
            <text:p>Empresário - Sócio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não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lex total</text:p>
          </table:table-cell>
          <table:table-cell table:style-name="ce2" office:value-type="string" calcext:value-type="string">
            <text:p>Pagam tudo sem criar dor-de-cabeça</text:p>
          </table:table-cell>
          <table:table-cell table:style-name="ce2" office:value-type="string" calcext:value-type="string">
            <office:annotation draw:style-name="gr1" draw:text-style-name="P2" svg:width="543pt" svg:height="26.99pt" svg:x="1388.24pt" svg:y="495.75pt" draw:caption-point-x="-11.54pt" draw:caption-point-y="-22.99pt">
              <dc:date>2017-08-23T00:00:00</dc:date>
              <text:p text:style-name="P1">O respondente atualizou este valor.</text:p>
            </office:annotation>
            <text:p>Plenamente Satisfeito</text:p>
          </table:table-cell>
          <table:table-cell/>
          <table:table-cell table:style-name="ce2" office:value-type="string" calcext:value-type="string">
            <office:annotation draw:style-name="gr1" draw:text-style-name="P2" svg:width="543pt" svg:height="26.99pt" svg:x="1659.74pt" svg:y="495.75pt" draw:caption-point-x="-11.54pt" draw:caption-point-y="-22.99pt">
              <dc:date>2017-08-23T00:00:00</dc:date>
              <text:p text:style-name="P1">O respondente atualizou este valor.</text:p>
            </office:annotation>
            <text:p>Corra atrás de cargos que agreguem conhecimento e não $. O salário é consequência de um bom profissional e não deve ser o que motiva a mudança de emprego. Se motive por desafios e por crescimento.</text:p>
          </table:table-cell>
          <table:table-cell table:style-name="ce2" office:value-type="string" calcext:value-type="string">
            <office:annotation draw:style-name="gr1" draw:text-style-name="P2" svg:width="543pt" svg:height="26.99pt" svg:x="1795.49pt" svg:y="495.75pt" draw:caption-point-x="-11.54pt" draw:caption-point-y="-22.99pt">
              <dc:date>2017-08-23T00:00:00</dc:date>
              <text:p text:style-name="P1">O respondente atualizou este valor.</text:p>
            </office:annotation>
            <text:p>Coding is fun :)</text:p>
          </table:table-cell>
          <table:table-cell table:number-columns-repeated="1002"/>
        </table:table-row>
        <table:table-row table:style-name="ro1">
          <table:table-cell table:style-name="ce1" office:value-type="date" office:date-value="2017-08-21T14:11:01.345" calcext:value-type="date">
            <text:p>8/21/2017 14:11:0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string" calcext:value-type="string">
            <text:p>Semestral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Software Development Engineer</text:p>
          </table:table-cell>
          <table:table-cell table:style-name="ce2" office:value-type="string" calcext:value-type="string">
            <text:p>Amazon</text:p>
          </table:table-cell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Mais de 200</text:p>
          </table:table-cell>
          <table:table-cell table:style-name="ce2" office:value-type="string" calcext:value-type="string">
            <text:p>CLT</text:p>
          </table:table-cell>
          <table:table-cell table:style-name="ce2" office:value-type="string" calcext:value-type="string">
            <text:p>Dólar Canadense</text:p>
          </table:table-cell>
          <table:table-cell table:style-name="ce2" office:value-type="float" office:value="98000" calcext:value-type="float">
            <text:p>980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VT-200</text:p>
          </table:table-cell>
          <table:table-cell table:style-name="ce2" office:value-type="float" office:value="20000" calcext:value-type="float">
            <text:p>20000</text:p>
          </table:table-cell>
          <table:table-cell/>
          <table:table-cell table:style-name="ce2" office:value-type="string" calcext:value-type="string">
            <text:p>.1</text:p>
          </table:table-cell>
          <table:table-cell table:style-name="ce2" office:value-type="string" calcext:value-type="string">
            <text:p>Flex total</text:p>
          </table:table-cell>
          <table:table-cell table:style-name="ce2" office:value-type="string" calcext:value-type="string">
            <text:p>Tratam com compensações em banco de horas</text:p>
          </table:table-cell>
          <table:table-cell table:style-name="ce2" office:value-type="string" calcext:value-type="string">
            <text:p>Plenamente Satisfeito</text:p>
          </table:table-cell>
          <table:table-cell table:style-name="ce2" office:value-type="string" calcext:value-type="string">
            <text:p>Recebi essa proposta, e ela era muito melhor. Também queria sair do país.</text:p>
          </table:table-cell>
          <table:table-cell table:style-name="ce2" office:value-type="string" calcext:value-type="string">
            <text:p>Aprenda bem algorítmos e estruturas de dados, e tenha seu Linked In em dia.</text:p>
          </table:table-cell>
          <table:table-cell table:number-columns-repeated="1003"/>
        </table:table-row>
        <table:table-row table:style-name="ro1">
          <table:table-cell table:style-name="ce1" office:value-type="date" office:date-value="2017-08-22T15:58:44.396" calcext:value-type="date">
            <text:p>8/22/2017 15:58:44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Cooperativo</text:p>
          </table:table-cell>
          <table:table-cell table:style-name="ce2" office:value-type="string" calcext:value-type="string">
            <text:p>Doutorado</text:p>
          </table:table-cell>
          <table:table-cell table:style-name="ce2" office:value-type="string" calcext:value-type="string">
            <text:p>Professor/Pesquisador</text:p>
          </table:table-cell>
          <table:table-cell table:style-name="ce2" office:value-type="string" calcext:value-type="string">
            <text:p>USP</text:p>
          </table:table-cell>
          <table:table-cell table:style-name="ce2" office:value-type="string" calcext:value-type="string">
            <text:p>Acadêmica</text:p>
          </table:table-cell>
          <table:table-cell table:style-name="ce2" office:value-type="string" calcext:value-type="string">
            <text:p>Mais de 200</text:p>
          </table:table-cell>
          <table:table-cell table:style-name="ce2" office:value-type="string" calcext:value-type="string">
            <text:p>Funcionário Público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string" calcext:value-type="string">
            <text:p>4695.2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VR, VA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Flex total</text:p>
          </table:table-cell>
          <table:table-cell table:style-name="ce2" office:value-type="string" calcext:value-type="string">
            <text:p>Exigem muito e não pagam a menos que sejam obrigados a isso</text:p>
          </table:table-cell>
          <table:table-cell table:style-name="ce2" office:value-type="string" calcext:value-type="string">
            <office:annotation draw:style-name="gr1" draw:text-style-name="P2" svg:width="543pt" svg:height="26.99pt" svg:x="1388.24pt" svg:y="527.24pt" draw:caption-point-x="-11.54pt" draw:caption-point-y="-22.96pt">
              <dc:date>2017-08-23T00:00:00</dc:date>
              <text:p text:style-name="P1">O respondente atualizou este valor.</text:p>
            </office:annotation>
            <text:p>Insatisfeito</text:p>
          </table:table-cell>
          <table:table-cell/>
          <table:table-cell table:style-name="ce2" office:value-type="string" calcext:value-type="string">
            <text:p>Ao fazer estágio, não foque no salário. Vocês vão ganhar dinheiro, se quiserem, depois!</text:p>
          </table:table-cell>
          <table:table-cell table:style-name="ce2" office:value-type="string" calcext:value-type="string">
            <text:p>Tenho outras atividades além dessa. Coloquei o emprego que ocupa a maior parte do meu tempo.</text:p>
          </table:table-cell>
          <table:table-cell table:number-columns-repeated="1002"/>
        </table:table-row>
        <table:table-row table:style-name="ro1">
          <table:table-cell table:style-name="ce1" office:value-type="date" office:date-value="2017-08-21T16:23:58.204" calcext:value-type="date">
            <text:p>8/21/2017 16:23:58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Cooperativo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Engenheiro de P&amp;D</text:p>
          </table:table-cell>
          <table:table-cell table:style-name="ce2" office:value-type="string" calcext:value-type="string">
            <text:p>Multinacional</text:p>
          </table:table-cell>
          <table:table-cell table:style-name="ce2" office:value-type="string" calcext:value-type="string">
            <text:p>Mídias</text:p>
          </table:table-cell>
          <table:table-cell table:style-name="ce2" office:value-type="string" calcext:value-type="string">
            <text:p>Mais de 200</text:p>
          </table:table-cell>
          <table:table-cell table:style-name="ce2" office:value-type="string" calcext:value-type="string">
            <text:p>CL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7600" calcext:value-type="float">
            <text:p>76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50-VR, 350-VA, 300-Academia</text:p>
          </table:table-cell>
          <table:table-cell table:style-name="ce2" office:value-type="float" office:value="1300" calcext:value-type="float">
            <text:p>130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h</text:p>
          </table:table-cell>
          <table:table-cell table:style-name="ce2" office:value-type="string" calcext:value-type="string">
            <text:p>Tratam com compensações em banco de horas</text:p>
          </table:table-cell>
          <table:table-cell table:style-name="ce2" office:value-type="string" calcext:value-type="string">
            <text:p>Insatisfeito</text:p>
          </table:table-cell>
          <table:table-cell table:style-name="ce2" office:value-type="string" calcext:value-type="string">
            <text:p>Alto volume de tarefas e baixo reconhecimento</text:p>
          </table:table-cell>
          <table:table-cell table:style-name="ce2" office:value-type="string" calcext:value-type="string">
            <text:p>Sempre tenha ética no que faça</text:p>
          </table:table-cell>
          <table:table-cell table:number-columns-repeated="1003"/>
        </table:table-row>
        <table:table-row table:style-name="ro1">
          <table:table-cell table:style-name="ce1" office:value-type="date" office:date-value="2017-08-21T18:25:58.876" calcext:value-type="date">
            <text:p>8/21/2017 18:25:59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Semestral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Analista de Operações junior</text:p>
          </table:table-cell>
          <table:table-cell table:style-name="ce2" office:value-type="string" calcext:value-type="string">
            <text:p>Gemalto</text:p>
          </table:table-cell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Mais de 200</text:p>
          </table:table-cell>
          <table:table-cell table:style-name="ce2" office:value-type="string" calcext:value-type="string">
            <text:p>CL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string" calcext:value-type="string">
            <text:p>40h</text:p>
          </table:table-cell>
          <table:table-cell table:style-name="ce2" office:value-type="string" calcext:value-type="string">
            <text:p>540-Vr, 120-Va,130-Vt</text:p>
          </table:table-cell>
          <table:table-cell table:number-columns-repeated="3"/>
          <table:table-cell table:style-name="ce2" office:value-type="string" calcext:value-type="string">
            <text:p>Flex total</text:p>
          </table:table-cell>
          <table:table-cell table:style-name="ce2" office:value-type="string" calcext:value-type="string">
            <text:p>Nunca precisei fazer hora extra</text:p>
          </table:table-cell>
          <table:table-cell table:style-name="ce2" office:value-type="string" calcext:value-type="string">
            <text:p>Indiferente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7-08-21T19:44:36.397" calcext:value-type="date">
            <text:p>8/21/2017 19:44:36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Semestral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Engenheiro de Produção </text:p>
          </table:table-cell>
          <table:table-cell table:style-name="ce2" office:value-type="string" calcext:value-type="string">
            <text:p>Gemalto </text:p>
          </table:table-cell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Mais de 200</text:p>
          </table:table-cell>
          <table:table-cell table:style-name="ce2" office:value-type="string" calcext:value-type="string">
            <text:p>CL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4700" calcext:value-type="float">
            <text:p>47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VR-600</text:p>
          </table:table-cell>
          <table:table-cell table:number-columns-repeated="2"/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Flex total</text:p>
          </table:table-cell>
          <table:table-cell table:style-name="ce2" office:value-type="string" calcext:value-type="string">
            <text:p>Pagam tudo sem criar dor-de-cabeça</text:p>
          </table:table-cell>
          <table:table-cell table:style-name="ce2" office:value-type="string" calcext:value-type="string">
            <text:p>Indiferente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7-08-21T20:38:32.577" calcext:value-type="date">
            <text:p>8/21/2017 20:38:33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string" calcext:value-type="string">
            <text:p>Cooperativo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Gerente de Produto</text:p>
          </table:table-cell>
          <table:table-cell/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Menos de 10</text:p>
          </table:table-cell>
          <table:table-cell table:style-name="ce2" office:value-type="string" calcext:value-type="string">
            <text:p>Prestador de serviços - Pessoa Jurídica - Único cliente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não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lex total</text:p>
          </table:table-cell>
          <table:table-cell table:style-name="ce2" office:value-type="string" calcext:value-type="string">
            <text:p>Nunca precisei fazer hora extra</text:p>
          </table:table-cell>
          <table:table-cell table:style-name="ce2" office:value-type="string" calcext:value-type="string">
            <text:p>Insatisfeito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7-08-23T00:34:45.051" calcext:value-type="date">
            <text:p>8/23/2017 0:34:45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string" calcext:value-type="string">
            <text:p>Cooperativo</text:p>
          </table:table-cell>
          <table:table-cell table:style-name="ce2" office:value-type="string" calcext:value-type="string">
            <text:p>MBA</text:p>
          </table:table-cell>
          <table:table-cell table:style-name="ce2" office:value-type="string" calcext:value-type="string">
            <text:p>Engenheiro de Software</text:p>
          </table:table-cell>
          <table:table-cell/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Mais de 200</text:p>
          </table:table-cell>
          <table:table-cell table:style-name="ce2" office:value-type="string" calcext:value-type="string">
            <text:p>CL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9800" calcext:value-type="float">
            <text:p>98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VR-400,VA-300</text:p>
          </table:table-cell>
          <table:table-cell table:style-name="ce2" office:value-type="float" office:value="2000" calcext:value-type="float">
            <text:p>2000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Flex total</text:p>
          </table:table-cell>
          <table:table-cell table:style-name="ce2" office:value-type="string" calcext:value-type="string">
            <text:p>Pagam mas é preciso cobrar incisivamente</text:p>
          </table:table-cell>
          <table:table-cell table:style-name="ce2" office:value-type="string" calcext:value-type="string">
            <text:p>Indiferente</text:p>
          </table:table-cell>
          <table:table-cell/>
          <table:table-cell table:style-name="ce2" office:value-type="string" calcext:value-type="string">
            <text:p>Vá pro mercado, saia depois de um ano ou dois no máximo e empreenda antes de ter um bom salário e se acomodar</text:p>
          </table:table-cell>
          <table:table-cell table:number-columns-repeated="1003"/>
        </table:table-row>
        <table:table-row table:style-name="ro1">
          <table:table-cell table:style-name="ce1" office:value-type="date" office:date-value="2017-08-21T21:04:56.868" calcext:value-type="date">
            <text:p>8/21/2017 21:04:57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Semestral</text:p>
          </table:table-cell>
          <table:table-cell table:style-name="ce2" office:value-type="string" calcext:value-type="string">
            <text:p>Mestrado</text:p>
          </table:table-cell>
          <table:table-cell table:style-name="ce2" office:value-type="string" calcext:value-type="string">
            <text:p>Especialista</text:p>
          </table:table-cell>
          <table:table-cell/>
          <table:table-cell table:style-name="ce2" office:value-type="string" calcext:value-type="string">
            <text:p>Banco</text:p>
          </table:table-cell>
          <table:table-cell table:style-name="ce2" office:value-type="string" calcext:value-type="string">
            <text:p>Mais de 200</text:p>
          </table:table-cell>
          <table:table-cell table:style-name="ce2" office:value-type="string" calcext:value-type="string">
            <text:p>CL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3 - dia VR</text:p>
          </table:table-cell>
          <table:table-cell table:style-name="ce2" office:value-type="string" calcext:value-type="string">
            <text:p>3,3 salarios</text:p>
          </table:table-cell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Exigem muito e não pagam a menos que sejam obrigados a isso</text:p>
          </table:table-cell>
          <table:table-cell table:style-name="ce2" office:value-type="string" calcext:value-type="string">
            <text:p>Insatisfeito</text:p>
          </table:table-cell>
          <table:table-cell table:style-name="ce2" office:value-type="string" calcext:value-type="string">
            <text:p>Trabalhando muito</text:p>
          </table:table-cell>
          <table:table-cell table:style-name="ce2" office:value-type="string" calcext:value-type="string">
            <text:p>Entenda muito bem a vaga que você irá e cobre para que o combinado ocorra.</text:p>
          </table:table-cell>
          <table:table-cell table:number-columns-repeated="1003"/>
        </table:table-row>
        <table:table-row table:style-name="ro1">
          <table:table-cell table:style-name="ce1" office:value-type="date" office:date-value="2017-08-21T21:06:43.232" calcext:value-type="date">
            <text:p>8/21/2017 21:06:4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Cooperativo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Desenvolvedor Software</text:p>
          </table:table-cell>
          <table:table-cell/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Mais de 200</text:p>
          </table:table-cell>
          <table:table-cell table:style-name="ce2" office:value-type="string" calcext:value-type="string">
            <text:p>Bolsista</text:p>
          </table:table-cell>
          <table:table-cell table:style-name="ce2" office:value-type="string" calcext:value-type="string">
            <text:p>Dólar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Transporte público, moradia, plano de saúde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Flex total</text:p>
          </table:table-cell>
          <table:table-cell table:style-name="ce2" office:value-type="string" calcext:value-type="string">
            <text:p>Nunca precisei fazer hora extra</text:p>
          </table:table-cell>
          <table:table-cell table:style-name="ce2" office:value-type="string" calcext:value-type="string">
            <text:p>Satisfeito</text:p>
          </table:table-cell>
          <table:table-cell table:style-name="ce2" office:value-type="string" calcext:value-type="string">
            <text:p>Área de atuação mais interessante no novo cargo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7-08-22T20:12:21.162" calcext:value-type="date">
            <text:p>8/22/2017 20:12:2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Cooperativo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office:annotation draw:style-name="gr1" draw:text-style-name="P2" svg:width="300.02pt" svg:height="26.99pt" svg:x="357.73pt" svg:y="653.24pt" draw:caption-point-x="-11.54pt" draw:caption-point-y="-22.96pt">
              <dc:date>2017-08-23T00:00:00</dc:date>
              <text:p text:style-name="P1">O respondente atualizou este valor.</text:p>
            </office:annotation>
            <text:p>Coordenador</text:p>
          </table:table-cell>
          <table:table-cell/>
          <table:table-cell table:style-name="ce2" office:value-type="string" calcext:value-type="string">
            <text:p>Serviços Financeiros</text:p>
          </table:table-cell>
          <table:table-cell table:style-name="ce2" office:value-type="string" calcext:value-type="string">
            <text:p>Mais de 200</text:p>
          </table:table-cell>
          <table:table-cell table:style-name="ce2" office:value-type="string" calcext:value-type="string">
            <text:p>CL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10500" calcext:value-type="float">
            <text:p>10500</text:p>
          </table:table-cell>
          <table:table-cell table:style-name="ce2" office:value-type="float" office:value="40" calcext:value-type="float">
            <office:annotation draw:style-name="gr1" draw:text-style-name="P2" svg:width="320.23pt" svg:height="26.99pt" svg:x="798.75pt" svg:y="653.24pt" draw:caption-point-x="-11.54pt" draw:caption-point-y="-22.96pt">
              <dc:date>2017-08-23T00:00:00</dc:date>
              <text:p text:style-name="P1">O respondente atualizou este valor.</text:p>
            </office:annotation>
            <text:p>40</text:p>
          </table:table-cell>
          <table:table-cell table:style-name="ce2" office:value-type="string" calcext:value-type="string">
            <office:annotation draw:style-name="gr1" draw:text-style-name="P2" svg:width="276.01pt" svg:height="26.99pt" svg:x="905.24pt" svg:y="653.24pt" draw:caption-point-x="-11.54pt" draw:caption-point-y="-22.96pt">
              <dc:date>2017-08-23T00:00:00</dc:date>
              <text:p text:style-name="P1">O respondente atualizou este valor.</text:p>
            </office:annotation>
            <text:p>VR-660</text:p>
          </table:table-cell>
          <table:table-cell table:style-name="ce2" office:value-type="float" office:value="63000" calcext:value-type="float">
            <text:p>63000</text:p>
          </table:table-cell>
          <table:table-cell/>
          <table:table-cell table:style-name="ce2" office:value-type="float" office:value="15" calcext:value-type="float">
            <office:annotation draw:style-name="gr1" draw:text-style-name="P2" svg:width="405.01pt" svg:height="26.99pt" svg:x="1118.98pt" svg:y="653.24pt" draw:caption-point-x="-11.54pt" draw:caption-point-y="-22.96pt">
              <dc:date>2017-08-23T00:00:00</dc:date>
              <text:p text:style-name="P1">O respondente atualizou este valor.</text:p>
            </office:annotation>
            <text:p>15</text:p>
          </table:table-cell>
          <table:table-cell table:style-name="ce2" office:value-type="string" calcext:value-type="string">
            <text:p>Flex total</text:p>
          </table:table-cell>
          <table:table-cell table:style-name="ce2" office:value-type="string" calcext:value-type="string">
            <text:p>Pagam tudo sem criar dor-de-cabeça</text:p>
          </table:table-cell>
          <table:table-cell table:style-name="ce2" office:value-type="string" calcext:value-type="string">
            <text:p>Plenamente Satisfeito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7-08-22T00:26:06.808" calcext:value-type="date">
            <text:p>8/22/2017 0:26:07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Cooperativo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Analista Junior</text:p>
          </table:table-cell>
          <table:table-cell table:style-name="ce2" office:value-type="string" calcext:value-type="string">
            <text:p>Touch tecnologia</text:p>
          </table:table-cell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Entre 50 e 200</text:p>
          </table:table-cell>
          <table:table-cell table:style-name="ce2" office:value-type="string" calcext:value-type="string">
            <text:p>CL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string" calcext:value-type="string">
            <text:p>4980.2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VR</text:p>
          </table:table-cell>
          <table:table-cell table:style-name="ce2" office:value-type="float" office:value="512" calcext:value-type="float">
            <text:p>512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Flex total</text:p>
          </table:table-cell>
          <table:table-cell table:style-name="ce2" office:value-type="string" calcext:value-type="string">
            <text:p>Tratam com compensações em banco de horas</text:p>
          </table:table-cell>
          <table:table-cell table:style-name="ce2" office:value-type="string" calcext:value-type="string">
            <text:p>Indiferente</text:p>
          </table:table-cell>
          <table:table-cell/>
          <table:table-cell table:style-name="ce2" office:value-type="string" calcext:value-type="string">
            <text:p>Procure um lugar grande para o ultimo estagio</text:p>
          </table:table-cell>
          <table:table-cell table:style-name="ce2" office:value-type="string" calcext:value-type="string">
            <text:p>As pessoas são legais</text:p>
          </table:table-cell>
          <table:table-cell table:number-columns-repeated="1002"/>
        </table:table-row>
        <table:table-row table:style-name="ro1">
          <table:table-cell table:style-name="ce1" office:value-type="date" office:date-value="2017-08-22T09:03:33.615" calcext:value-type="date">
            <text:p>8/22/2017 9:03:34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string" calcext:value-type="string">
            <text:p>Cooperativo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Especialista</text:p>
          </table:table-cell>
          <table:table-cell/>
          <table:table-cell table:style-name="ce2" office:value-type="string" calcext:value-type="string">
            <text:p>Educação básica</text:p>
          </table:table-cell>
          <table:table-cell table:style-name="ce2" office:value-type="string" calcext:value-type="string">
            <text:p>Entre 50 e 200</text:p>
          </table:table-cell>
          <table:table-cell table:style-name="ce2" office:value-type="string" calcext:value-type="string">
            <text:p>CL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11500" calcext:value-type="float">
            <text:p>1150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450 plano de saúde</text:p>
          </table:table-cell>
          <table:table-cell table:style-name="ce2" office:value-type="string" calcext:value-type="string">
            <text:p>Não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h</text:p>
          </table:table-cell>
          <table:table-cell table:style-name="ce2" office:value-type="string" calcext:value-type="string">
            <text:p>Exigem muito e não pagam a menos que sejam obrigados a isso</text:p>
          </table:table-cell>
          <table:table-cell table:style-name="ce2" office:value-type="string" calcext:value-type="string">
            <text:p>Satisfeito</text:p>
          </table:table-cell>
          <table:table-cell table:style-name="ce2" office:value-type="string" calcext:value-type="string">
            <text:p>Pagava pouco</text:p>
          </table:table-cell>
          <table:table-cell table:style-name="ce2" office:value-type="string" calcext:value-type="string">
            <text:p>Não vai ser nada do que você está pensando</text:p>
          </table:table-cell>
          <table:table-cell table:number-columns-repeated="1003"/>
        </table:table-row>
        <table:table-row table:style-name="ro1">
          <table:table-cell table:style-name="ce1" office:value-type="date" office:date-value="2017-08-22T09:28:54.016" calcext:value-type="date">
            <text:p>8/22/2017 9:28:54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string" calcext:value-type="string">
            <text:p>Cooperativo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Engenheiro de Produto</text:p>
          </table:table-cell>
          <table:table-cell/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Mais de 200</text:p>
          </table:table-cell>
          <table:table-cell table:style-name="ce2" office:value-type="string" calcext:value-type="string">
            <text:p>CL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8600" calcext:value-type="float">
            <text:p>86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não</text:p>
          </table:table-cell>
          <table:table-cell table:number-columns-repeated="2"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1h</text:p>
          </table:table-cell>
          <table:table-cell table:style-name="ce2" office:value-type="string" calcext:value-type="string">
            <text:p>Tratam com compensações em banco de horas</text:p>
          </table:table-cell>
          <table:table-cell table:style-name="ce2" office:value-type="string" calcext:value-type="string">
            <text:p>Indiferente</text:p>
          </table:table-cell>
          <table:table-cell/>
          <table:table-cell table:style-name="ce2" office:value-type="string" calcext:value-type="string">
            <text:p>Não pare de se atualizar sobre as mais diversas áreas, e não apenas sobre sua área de expertise (lendo, fazendo cursos, ouvindo podcasts etc.). Conviva também com gente de áreas diferentes da sua. Domine uma segunda língua estrangeira, além do inglês.</text:p>
          </table:table-cell>
          <table:table-cell table:number-columns-repeated="1003"/>
        </table:table-row>
        <table:table-row table:style-name="ro1">
          <table:table-cell table:style-name="ce1" office:value-type="date" office:date-value="2017-08-22T11:55:57.748" calcext:value-type="date">
            <text:p>8/22/2017 11:55:58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string" calcext:value-type="string">
            <text:p>Cooperativo</text:p>
          </table:table-cell>
          <table:table-cell table:style-name="ce2" office:value-type="string" calcext:value-type="string">
            <text:p>Mestrado</text:p>
          </table:table-cell>
          <table:table-cell table:style-name="ce2" office:value-type="string" calcext:value-type="string">
            <text:p>CEO</text:p>
          </table:table-cell>
          <table:table-cell table:style-name="ce2">
            <office:annotation draw:style-name="gr1" draw:text-style-name="P2" svg:width="247.52pt" svg:height="26.99pt" svg:x="446.23pt" svg:y="716.26pt" draw:caption-point-x="-11.54pt" draw:caption-point-y="-22.99pt">
              <dc:date>2017-08-23T00:00:00</dc:date>
              <text:p text:style-name="P1">O respondente atualizou este valor.</text:p>
            </office:annotation>
          </table:table-cell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Menos de 10</text:p>
          </table:table-cell>
          <table:table-cell table:style-name="ce2" office:value-type="string" calcext:value-type="string">
            <text:p>Empresário - Sócio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não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lex total</text:p>
          </table:table-cell>
          <table:table-cell table:style-name="ce2" office:value-type="string" calcext:value-type="string">
            <text:p>Nunca precisei fazer hora extra</text:p>
          </table:table-cell>
          <table:table-cell table:style-name="ce2" office:value-type="string" calcext:value-type="string">
            <text:p>Satisfeito</text:p>
          </table:table-cell>
          <table:table-cell table:style-name="ce2" office:value-type="string" calcext:value-type="string">
            <text:p>Fechou o estúdio</text:p>
          </table:table-cell>
          <table:table-cell table:style-name="ce2" office:value-type="string" calcext:value-type="string">
            <text:p>Faça o que gosta, qquer trabalho dá dinheiro.</text:p>
          </table:table-cell>
          <table:table-cell table:number-columns-repeated="1003"/>
        </table:table-row>
        <table:table-row table:style-name="ro1">
          <table:table-cell table:style-name="ce1" office:value-type="date" office:date-value="2017-08-22T13:13:29.358" calcext:value-type="date">
            <text:p>8/22/2017 13:13:29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string" calcext:value-type="string">
            <text:p>Cooperativo</text:p>
          </table:table-cell>
          <table:table-cell table:style-name="ce2" office:value-type="string" calcext:value-type="string">
            <text:p>Mestrado</text:p>
          </table:table-cell>
          <table:table-cell table:style-name="ce2" office:value-type="string" calcext:value-type="string">
            <text:p>Senior Software Engineer</text:p>
          </table:table-cell>
          <table:table-cell/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Entre 50 e 200</text:p>
          </table:table-cell>
          <table:table-cell table:style-name="ce2" office:value-type="string" calcext:value-type="string">
            <text:p>Prestador de serviços - Pessoa Jurídica - Único cliente</text:p>
          </table:table-cell>
          <table:table-cell table:style-name="ce2" office:value-type="string" calcext:value-type="string">
            <text:p>Euro</text:p>
          </table:table-cell>
          <table:table-cell table:style-name="ce2" office:value-type="float" office:value="70000" calcext:value-type="float">
            <text:p>700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lex total</text:p>
          </table:table-cell>
          <table:table-cell table:style-name="ce2" office:value-type="string" calcext:value-type="string">
            <text:p>Não pagam, mas é raro pedirem</text:p>
          </table:table-cell>
          <table:table-cell table:style-name="ce2" office:value-type="string" calcext:value-type="string">
            <text:p>Satisfeito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7-08-22T15:49:34.306" calcext:value-type="date">
            <text:p>8/22/2017 15:49:34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Semestral</text:p>
          </table:table-cell>
          <table:table-cell table:style-name="ce2" office:value-type="string" calcext:value-type="string">
            <text:p>Mestrado</text:p>
          </table:table-cell>
          <table:table-cell table:number-columns-repeated="2"/>
          <table:table-cell table:style-name="ce2" office:value-type="string" calcext:value-type="string">
            <text:p>Acadêmica</text:p>
          </table:table-cell>
          <table:table-cell table:style-name="ce2" office:value-type="string" calcext:value-type="string">
            <text:p>Menos de 10</text:p>
          </table:table-cell>
          <table:table-cell table:style-name="ce2" office:value-type="string" calcext:value-type="string">
            <text:p>Bolsista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2900" calcext:value-type="float">
            <text:p>29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Flex total</text:p>
          </table:table-cell>
          <table:table-cell table:style-name="ce2" office:value-type="string" calcext:value-type="string">
            <text:p>Exigem muito e não pagam a menos que sejam obrigados a isso</text:p>
          </table:table-cell>
          <table:table-cell table:style-name="ce2" office:value-type="string" calcext:value-type="string">
            <text:p>Satisfeito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7-08-22T15:51:50.075" calcext:value-type="date">
            <text:p>8/22/2017 15:51:50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string" calcext:value-type="string">
            <text:p>Semestral</text:p>
          </table:table-cell>
          <table:table-cell table:style-name="ce2" office:value-type="string" calcext:value-type="string">
            <text:p>Mestrado</text:p>
          </table:table-cell>
          <table:table-cell table:style-name="ce2" office:value-type="string" calcext:value-type="string">
            <text:p>Empreendedor</text:p>
          </table:table-cell>
          <table:table-cell/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Menos de 10</text:p>
          </table:table-cell>
          <table:table-cell table:style-name="ce2" office:value-type="string" calcext:value-type="string">
            <text:p>Empresário - Sócio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>
            <text:p>Flex total</text:p>
          </table:table-cell>
          <table:table-cell table:style-name="ce2" office:value-type="string" calcext:value-type="string">
            <text:p>Tratam com compensações em banco de horas</text:p>
          </table:table-cell>
          <table:table-cell table:style-name="ce2" office:value-type="string" calcext:value-type="string">
            <text:p>Satisfeito</text:p>
          </table:table-cell>
          <table:table-cell/>
          <table:table-cell table:style-name="ce2" office:value-type="string" calcext:value-type="string">
            <text:p>Estudem</text:p>
          </table:table-cell>
          <table:table-cell table:number-columns-repeated="1003"/>
        </table:table-row>
        <table:table-row table:style-name="ro1">
          <table:table-cell table:style-name="ce1" office:value-type="date" office:date-value="2017-08-22T16:02:45.374" calcext:value-type="date">
            <text:p>8/22/2017 16:02:4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Semestral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Analista pleno</text:p>
          </table:table-cell>
          <table:table-cell/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Mais de 200</text:p>
          </table:table-cell>
          <table:table-cell table:style-name="ce2" office:value-type="string" calcext:value-type="string">
            <text:p>CL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6500" calcext:value-type="float">
            <text:p>65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600-vr, 450-va</text:p>
          </table:table-cell>
          <table:table-cell table:number-columns-repeated="2"/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Tolerância de minutos</text:p>
          </table:table-cell>
          <table:table-cell table:style-name="ce2" office:value-type="string" calcext:value-type="string">
            <text:p>Tratam com compensações em banco de horas</text:p>
          </table:table-cell>
          <table:table-cell table:style-name="ce2" office:value-type="string" calcext:value-type="string">
            <text:p>Satisfeito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7-08-22T16:28:27.071" calcext:value-type="date">
            <text:p>8/22/2017 16:28:27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Semestral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TI</text:p>
          </table:table-cell>
          <table:table-cell/>
          <table:table-cell table:style-name="ce2" office:value-type="string" calcext:value-type="string">
            <text:p>Comércio</text:p>
          </table:table-cell>
          <table:table-cell table:style-name="ce2" office:value-type="string" calcext:value-type="string">
            <text:p>Menos de 10</text:p>
          </table:table-cell>
          <table:table-cell table:style-name="ce2" office:value-type="string" calcext:value-type="string">
            <text:p>Empresário - Sócio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9600" calcext:value-type="float">
            <text:p>9600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1h</text:p>
          </table:table-cell>
          <table:table-cell table:style-name="ce2" office:value-type="string" calcext:value-type="string">
            <text:p>Não pagam, mas é raro pedirem</text:p>
          </table:table-cell>
          <table:table-cell table:style-name="ce2" office:value-type="string" calcext:value-type="string">
            <text:p>Satisfeito</text:p>
          </table:table-cell>
          <table:table-cell table:style-name="ce2" office:value-type="string" calcext:value-type="string">
            <text:p>Só fazia modelos financeiros de empresas, sem ver resultado prático</text:p>
          </table:table-cell>
          <table:table-cell table:style-name="ce2" office:value-type="string" calcext:value-type="string">
            <text:p>Trabalhar em diversas áreas para pelo menos descobrir o que não gosta</text:p>
          </table:table-cell>
          <table:table-cell table:style-name="ce2" office:value-type="string" calcext:value-type="string">
            <text:p>Empresa familiar</text:p>
          </table:table-cell>
          <table:table-cell table:number-columns-repeated="1002"/>
        </table:table-row>
        <table:table-row table:style-name="ro1">
          <table:table-cell table:style-name="ce1" office:value-type="date" office:date-value="2017-08-22T16:46:41.232" calcext:value-type="date">
            <text:p>8/22/2017 16:46:4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Semestral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Sales Operations Analyst</text:p>
          </table:table-cell>
          <table:table-cell table:style-name="ce2">
            <office:annotation draw:style-name="gr2" draw:text-style-name="P2" svg:width="247.52pt" svg:height="27.01pt" svg:x="446.23pt" svg:y="810.74pt" draw:caption-point-x="-11.54pt" draw:caption-point-y="-22.96pt">
              <dc:date>2017-08-23T00:00:00</dc:date>
              <text:p text:style-name="P1">O respondente atualizou este valor.</text:p>
            </office:annotation>
          </table:table-cell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Mais de 200</text:p>
          </table:table-cell>
          <table:table-cell table:style-name="ce2" office:value-type="string" calcext:value-type="string">
            <text:p>CL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7000" calcext:value-type="float">
            <text:p>7000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Flex total</text:p>
          </table:table-cell>
          <table:table-cell table:style-name="ce2" office:value-type="string" calcext:value-type="string">
            <text:p>Tratam com compensações em banco de horas</text:p>
          </table:table-cell>
          <table:table-cell table:style-name="ce2" office:value-type="string" calcext:value-type="string">
            <text:p>Satisfeito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7-08-22T17:18:46.12" calcext:value-type="date">
            <text:p>8/22/2017 17:18:4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Cooperativo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Engenheiro de Software</text:p>
          </table:table-cell>
          <table:table-cell/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Entre 10 e 30</text:p>
          </table:table-cell>
          <table:table-cell table:style-name="ce2" office:value-type="string" calcext:value-type="string">
            <text:p>Bolsista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Flex total</text:p>
          </table:table-cell>
          <table:table-cell table:style-name="ce2" office:value-type="string" calcext:value-type="string">
            <text:p>Nunca precisei fazer hora extra</text:p>
          </table:table-cell>
          <table:table-cell table:style-name="ce2" office:value-type="string" calcext:value-type="string">
            <text:p>Plenamente Satisfeito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Mostrem interesse em crescer dentro da empresa que estagia, ainda durante o estágio. Se aproxime ao máximo do gestor, pergunte o que mais pode estudar/ ler/ fazer. </text:p>
          </table:table-cell>
          <table:table-cell table:style-name="ce2" office:value-type="string" calcext:value-type="string">
            <text:p>.</text:p>
          </table:table-cell>
          <table:table-cell table:number-columns-repeated="1002"/>
        </table:table-row>
        <table:table-row table:style-name="ro1">
          <table:table-cell table:style-name="ce1" office:value-type="date" office:date-value="2017-08-22T17:23:28.862" calcext:value-type="date">
            <text:p>8/22/2017 17:23:29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Semestral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office:annotation draw:style-name="gr1" draw:text-style-name="P2" svg:width="300.02pt" svg:height="26.99pt" svg:x="357.73pt" svg:y="842.26pt" draw:caption-point-x="-11.54pt" draw:caption-point-y="-22.99pt">
              <dc:date>2017-08-23T00:00:00</dc:date>
              <text:p text:style-name="P1">O respondente atualizou este valor.</text:p>
            </office:annotation>
            <text:p>Desenvolvedor</text:p>
          </table:table-cell>
          <table:table-cell/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Entre 50 e 200</text:p>
          </table:table-cell>
          <table:table-cell table:style-name="ce2" office:value-type="string" calcext:value-type="string">
            <text:p>CL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VR, Plano de Saúde</text:p>
          </table:table-cell>
          <table:table-cell table:number-columns-repeated="2"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Tratam com compensações em banco de horas</text:p>
          </table:table-cell>
          <table:table-cell table:style-name="ce2" office:value-type="string" calcext:value-type="string">
            <text:p>Satisfeito</text:p>
          </table:table-cell>
          <table:table-cell table:number-columns-repeated="2"/>
          <table:table-cell table:style-name="ce2" office:value-type="string" calcext:value-type="string">
            <text:p>As equipes são bastante autônomas e o ambiente é muito propício para compartilhar conhecimento e aprender. O horário de trabalho pode ser acordado com a equipe, havendo possibilidade de fazer home office.</text:p>
          </table:table-cell>
          <table:table-cell table:number-columns-repeated="1002"/>
        </table:table-row>
        <table:table-row table:style-name="ro1">
          <table:table-cell table:style-name="ce1" office:value-type="date" office:date-value="2017-08-22T17:25:14.045" calcext:value-type="date">
            <text:p>8/22/2017 17:25:1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string" calcext:value-type="string">
            <text:p>Cooperativo</text:p>
          </table:table-cell>
          <table:table-cell table:style-name="ce2" office:value-type="string" calcext:value-type="string">
            <text:p>Mestrado</text:p>
          </table:table-cell>
          <table:table-cell table:style-name="ce2" office:value-type="string" calcext:value-type="string">
            <text:p>Engenheiro de Software</text:p>
          </table:table-cell>
          <table:table-cell/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Entre 10 e 30</text:p>
          </table:table-cell>
          <table:table-cell table:style-name="ce2" office:value-type="string" calcext:value-type="string">
            <text:p>Empresário - Sócio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7200" calcext:value-type="float">
            <text:p>72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Não</text:p>
          </table:table-cell>
          <table:table-cell table:number-columns-repeated="2"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Flex total</text:p>
          </table:table-cell>
          <table:table-cell table:style-name="ce2" office:value-type="string" calcext:value-type="string">
            <text:p>Não pagam, mas é raro pedirem</text:p>
          </table:table-cell>
          <table:table-cell table:style-name="ce2" office:value-type="string" calcext:value-type="string">
            <text:p>Satisfeito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7-08-22T17:38:32.212" calcext:value-type="date">
            <text:p>8/22/2017 17:38:3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string" calcext:value-type="string">
            <text:p>Cooperativo</text:p>
          </table:table-cell>
          <table:table-cell table:style-name="ce2" office:value-type="string" calcext:value-type="string">
            <text:p>MBA</text:p>
          </table:table-cell>
          <table:table-cell table:style-name="ce2" office:value-type="string" calcext:value-type="string">
            <text:p>Analista de Negócios</text:p>
          </table:table-cell>
          <table:table-cell/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Mais de 200</text:p>
          </table:table-cell>
          <table:table-cell table:style-name="ce2" office:value-type="string" calcext:value-type="string">
            <text:p>Estatutário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24000" calcext:value-type="float">
            <text:p>24000</text:p>
          </table:table-cell>
          <table:table-cell/>
          <table:table-cell table:style-name="ce2" office:value-type="string" calcext:value-type="string">
            <text:p>não</text:p>
          </table:table-cell>
          <table:table-cell table:number-columns-repeated="2"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Flex total</text:p>
          </table:table-cell>
          <table:table-cell table:style-name="ce2" office:value-type="string" calcext:value-type="string">
            <text:p>Não pagam, mas é raro pedirem</text:p>
          </table:table-cell>
          <table:table-cell table:style-name="ce2" office:value-type="string" calcext:value-type="string">
            <text:p>Satisfeito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7-08-22T17:51:40.689" calcext:value-type="date">
            <text:p>8/22/2017 17:51:4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string" calcext:value-type="string">
            <text:p>Cooperativo</text:p>
          </table:table-cell>
          <table:table-cell table:style-name="ce2" office:value-type="string" calcext:value-type="string">
            <text:p>Mestrado</text:p>
          </table:table-cell>
          <table:table-cell table:style-name="ce2" office:value-type="string" calcext:value-type="string">
            <text:p>Gerente de projetos</text:p>
          </table:table-cell>
          <table:table-cell/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Mais de 200</text:p>
          </table:table-cell>
          <table:table-cell table:style-name="ce2" office:value-type="string" calcext:value-type="string">
            <text:p>Empresário - Sócio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11800" calcext:value-type="float">
            <text:p>118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50000" calcext:value-type="float">
            <text:p>50000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Flex total</text:p>
          </table:table-cell>
          <table:table-cell table:style-name="ce2" office:value-type="string" calcext:value-type="string">
            <text:p>Não pagam, mas é raro pedirem</text:p>
          </table:table-cell>
          <table:table-cell table:style-name="ce2" office:value-type="string" calcext:value-type="string">
            <text:p>Satisfeito</text:p>
          </table:table-cell>
          <table:table-cell/>
          <table:table-cell table:style-name="ce2" office:value-type="string" calcext:value-type="string">
            <text:p>Estudem relacionamento com clientes e pessoas</text:p>
          </table:table-cell>
          <table:table-cell table:number-columns-repeated="1003"/>
        </table:table-row>
        <table:table-row table:style-name="ro1">
          <table:table-cell table:style-name="ce1" office:value-type="date" office:date-value="2017-08-22T19:31:02.896" calcext:value-type="date">
            <text:p>8/22/2017 19:31:03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Cooperativo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UX Researcher</text:p>
          </table:table-cell>
          <table:table-cell/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Entre 30 e 50</text:p>
          </table:table-cell>
          <table:table-cell table:style-name="ce2" office:value-type="string" calcext:value-type="string">
            <text:p>CL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7300" calcext:value-type="float">
            <text:p>73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500-VR, 200-VT, 6000-Curso, 2000-Device</text:p>
          </table:table-cell>
          <table:table-cell table:number-columns-repeated="2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Flex total</text:p>
          </table:table-cell>
          <table:table-cell table:style-name="ce2" office:value-type="string" calcext:value-type="string">
            <text:p>Exigem muito e não pagam a menos que sejam obrigados a isso</text:p>
          </table:table-cell>
          <table:table-cell table:style-name="ce2" office:value-type="string" calcext:value-type="string">
            <text:p>Satisfeito</text:p>
          </table:table-cell>
          <table:table-cell table:style-name="ce2" office:value-type="string" calcext:value-type="string">
            <text:p>Execesso de microgerenciamento por parte dos sócios, alta pressão e mercado pouco dinâmico</text:p>
          </table:table-cell>
          <table:table-cell table:style-name="ce2" office:value-type="string" calcext:value-type="string">
            <text:p>Use e utilize os estágios para testar todas suas vontades, não fique no mesmo toda graduação (principalmente se você for do quadrimestral). Tente estágios fora do país é bem mais fácil do que a gente imagina e ajuda a quebrar alguns mitos sobre trabalho no exterior e garante uma experiência bem massa! </text:p>
          </table:table-cell>
          <table:table-cell table:style-name="ce2" office:value-type="string" calcext:value-type="string">
            <text:p>Se atente a sua empregabilidade, tente se construir como um funcionário de formato "T" (T-shaped), isso fornecerá o alicerce e confiança para atuar em outras áreas e permite a transição entre trabalhos, caso seja necessário ou uma oportunidade apareça. </text:p>
          </table:table-cell>
          <table:table-cell table:number-columns-repeated="1002"/>
        </table:table-row>
        <table:table-row table:style-name="ro1">
          <table:table-cell table:style-name="ce1" office:value-type="date" office:date-value="2017-08-23T10:36:18.812" calcext:value-type="date">
            <text:p>8/23/2017 10:36:19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Cooperativo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IT Analyst</text:p>
          </table:table-cell>
          <table:table-cell table:style-name="ce2">
            <office:annotation draw:style-name="gr1" draw:text-style-name="P2" svg:width="247.52pt" svg:height="26.99pt" svg:x="446.23pt" svg:y="921pt" draw:caption-point-x="-11.54pt" draw:caption-point-y="-22.99pt">
              <dc:date>2017-08-23T00:00:00</dc:date>
              <text:p text:style-name="P1">O respondente atualizou este valor.</text:p>
            </office:annotation>
          </table:table-cell>
          <table:table-cell table:style-name="ce2" office:value-type="string" calcext:value-type="string">
            <text:p>Banco</text:p>
          </table:table-cell>
          <table:table-cell table:style-name="ce2" office:value-type="string" calcext:value-type="string">
            <text:p>Mais de 200</text:p>
          </table:table-cell>
          <table:table-cell table:style-name="ce2" office:value-type="string" calcext:value-type="string">
            <text:p>CL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5500" calcext:value-type="float">
            <text:p>55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office:annotation draw:style-name="gr1" draw:text-style-name="P2" svg:width="276.01pt" svg:height="26.99pt" svg:x="905.24pt" svg:y="921pt" draw:caption-point-x="-11.54pt" draw:caption-point-y="-22.99pt">
              <dc:date>2017-08-23T00:00:00</dc:date>
              <text:p text:style-name="P1">O respondente atualizou este valor.</text:p>
            </office:annotation>
            <text:p>1200 - VR + VA, VT, Plano de Saúde e Odontológico</text:p>
          </table:table-cell>
          <table:table-cell table:style-name="ce2" office:value-type="string" calcext:value-type="string">
            <text:p>6/7 salarios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Flex total</text:p>
          </table:table-cell>
          <table:table-cell table:style-name="ce2" office:value-type="string" calcext:value-type="string">
            <text:p>Exigem muito e não pagam a menos que sejam obrigados a isso</text:p>
          </table:table-cell>
          <table:table-cell table:style-name="ce2" office:value-type="string" calcext:value-type="string">
            <text:p>Satisfeito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7-08-22T23:18:27.884" calcext:value-type="date">
            <text:p>8/22/2017 23:18:28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string" calcext:value-type="string">
            <text:p>Cooperativo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Engenheiro</text:p>
          </table:table-cell>
          <table:table-cell/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Entre 10 e 30</text:p>
          </table:table-cell>
          <table:table-cell table:style-name="ce2" office:value-type="string" calcext:value-type="string">
            <text:p>Prestador de serviços - Pessoa Jurídica - Único cliente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6800" calcext:value-type="float">
            <text:p>68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30" calcext:value-type="float">
            <text:p>430</text:p>
          </table:table-cell>
          <table:table-cell table:number-columns-repeated="2"/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Flex total</text:p>
          </table:table-cell>
          <table:table-cell table:style-name="ce2" office:value-type="string" calcext:value-type="string">
            <text:p>Nunca precisei fazer hora extra</text:p>
          </table:table-cell>
          <table:table-cell table:style-name="ce2" office:value-type="string" calcext:value-type="string">
            <text:p>Satisfeito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7-08-22T23:54:30.915" calcext:value-type="date">
            <text:p>8/22/2017 23:54:3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string" calcext:value-type="string">
            <text:p>Semestral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Consultor</text:p>
          </table:table-cell>
          <table:table-cell/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Mais de 200</text:p>
          </table:table-cell>
          <table:table-cell table:style-name="ce2" office:value-type="string" calcext:value-type="string">
            <text:p>CL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670-VR</text:p>
          </table:table-cell>
          <table:table-cell table:style-name="ce2" office:value-type="string" calcext:value-type="string">
            <text:p>Variável</text:p>
          </table:table-cell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Flex total</text:p>
          </table:table-cell>
          <table:table-cell table:style-name="ce2" office:value-type="string" calcext:value-type="string">
            <text:p>Tratam com compensações em banco de horas</text:p>
          </table:table-cell>
          <table:table-cell table:style-name="ce2" office:value-type="string" calcext:value-type="string">
            <text:p>Insatisfeito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7-08-23T03:56:49.539" calcext:value-type="date">
            <text:p>8/23/2017 3:56:5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string" calcext:value-type="string">
            <text:p>Semestral</text:p>
          </table:table-cell>
          <table:table-cell table:style-name="ce2" office:value-type="string" calcext:value-type="string">
            <text:p>Mestrado</text:p>
          </table:table-cell>
          <table:table-cell table:number-columns-repeated="2"/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Entre 10 e 30</text:p>
          </table:table-cell>
          <table:table-cell table:style-name="ce2" office:value-type="string" calcext:value-type="string">
            <text:p>Prestador de serviços - Pessoa Jurídica - Único cliente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14500" calcext:value-type="float">
            <text:p>145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não</text:p>
          </table:table-cell>
          <table:table-cell table:number-columns-repeated="2"/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Flex total</text:p>
          </table:table-cell>
          <table:table-cell table:style-name="ce2" office:value-type="string" calcext:value-type="string">
            <text:p>Nunca precisei fazer hora extra</text:p>
          </table:table-cell>
          <table:table-cell table:style-name="ce2" office:value-type="string" calcext:value-type="string">
            <text:p>Plenamente Satisfeito</text:p>
          </table:table-cell>
          <table:table-cell table:style-name="ce2" office:value-type="string" calcext:value-type="string">
            <text:p>Cultura, chefia mudando para si a autoria dos melhores resultados dos colaboradores, "esquecimento" oportuno de promessas, excesso de horas extras.</text:p>
          </table:table-cell>
          <table:table-cell table:style-name="ce2" office:value-type="string" calcext:value-type="string">
            <text:p>Procure as comunidades de sua linguagem e de interesses em comum (e.g. software livre), nelas você irá adquirir e compartilhar conhecimento, além de construir uma rede de contatos.</text:p>
          </table:table-cell>
          <table:table-cell table:number-columns-repeated="1003"/>
        </table:table-row>
        <table:table-row table:style-name="ro1">
          <table:table-cell table:style-name="ce1" office:value-type="date" office:date-value="2017-08-23T09:46:15.369" calcext:value-type="date">
            <text:p>8/23/2017 9:46:15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string" calcext:value-type="string">
            <text:p>Cooperativo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Desenvolvedor Pleno</text:p>
          </table:table-cell>
          <table:table-cell table:style-name="ce2" office:value-type="string" calcext:value-type="string">
            <text:p>Moip Pagamentos</text:p>
          </table:table-cell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Mais de 200</text:p>
          </table:table-cell>
          <table:table-cell table:style-name="ce2" office:value-type="string" calcext:value-type="string">
            <text:p>CL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5310" calcext:value-type="float">
            <text:p>53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28/dia-VR, 2%-VT</text:p>
          </table:table-cell>
          <table:table-cell table:style-name="ce2" office:value-type="string" calcext:value-type="string">
            <text:p>PLR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Flex total</text:p>
          </table:table-cell>
          <table:table-cell table:style-name="ce2" office:value-type="string" calcext:value-type="string">
            <text:p>Tratam com compensações em banco de horas</text:p>
          </table:table-cell>
          <table:table-cell table:style-name="ce2" office:value-type="string" calcext:value-type="string">
            <text:p>Satisfeito</text:p>
          </table:table-cell>
          <table:table-cell table:style-name="ce2" office:value-type="string" calcext:value-type="string">
            <text:p>Novas oportunidades</text:p>
          </table:table-cell>
          <table:table-cell table:style-name="ce2" office:value-type="string" calcext:value-type="string">
            <text:p>Busque empresas que tenham uma boa cultura. Trabalhar de bem com a vida te faz render muito mais.</text:p>
          </table:table-cell>
          <table:table-cell table:style-name="ce2" office:value-type="string" calcext:value-type="string">
            <text:p>Muitos beneficios, cultura da empresa fantástica</text:p>
          </table:table-cell>
          <table:table-cell table:number-columns-repeated="1002"/>
        </table:table-row>
        <table:table-row table:style-name="ro1">
          <table:table-cell table:style-name="ce1" office:value-type="date" office:date-value="2017-08-23T10:23:41.75" calcext:value-type="date">
            <text:p>8/23/2017 10:23:42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Cooperativo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Gerente de Marketing</text:p>
          </table:table-cell>
          <table:table-cell/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Mais de 200</text:p>
          </table:table-cell>
          <table:table-cell table:style-name="ce2" office:value-type="string" calcext:value-type="string">
            <text:p>CL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11000" calcext:value-type="float">
            <text:p>110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380-VR</text:p>
          </table:table-cell>
          <table:table-cell table:style-name="ce2" office:value-type="string" calcext:value-type="string">
            <text:p>Zero a 80k 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lex total</text:p>
          </table:table-cell>
          <table:table-cell table:style-name="ce2" office:value-type="string" calcext:value-type="string">
            <text:p>Exigem muito e não pagam a menos que sejam obrigados a isso</text:p>
          </table:table-cell>
          <table:table-cell table:style-name="ce2" office:value-type="string" calcext:value-type="string">
            <text:p>Satisfeito</text:p>
          </table:table-cell>
          <table:table-cell table:style-name="ce2" office:value-type="string" calcext:value-type="string">
            <text:p>Não estava mais crescendo profissionalmente</text:p>
          </table:table-cell>
          <table:table-cell table:style-name="ce2" office:value-type="string" calcext:value-type="string">
            <text:p>Fazerem estágios bem diversos para saberem com o que querem trabalhar depois</text:p>
          </table:table-cell>
          <table:table-cell table:number-columns-repeated="1003"/>
        </table:table-row>
        <table:table-row table:style-name="ro1">
          <table:table-cell table:style-name="ce1" office:value-type="date" office:date-value="2017-08-23T10:24:59.207" calcext:value-type="date">
            <text:p>8/23/2017 10:24:59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Semestral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Consultor Pleno</text:p>
          </table:table-cell>
          <table:table-cell table:style-name="ce2" office:value-type="string" calcext:value-type="string">
            <text:p>Harpia Cloud</text:p>
          </table:table-cell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Entre 30 e 50</text:p>
          </table:table-cell>
          <table:table-cell table:style-name="ce2" office:value-type="string" calcext:value-type="string">
            <text:p>CL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7300" calcext:value-type="float">
            <text:p>73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600-VR, 400-Plano de Saúde/Dental, 150-VT</text:p>
          </table:table-cell>
          <table:table-cell table:number-columns-repeated="2"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1h</text:p>
          </table:table-cell>
          <table:table-cell table:style-name="ce2" office:value-type="string" calcext:value-type="string">
            <text:p>Tratam com compensações em banco de horas</text:p>
          </table:table-cell>
          <table:table-cell table:style-name="ce2" office:value-type="string" calcext:value-type="string">
            <text:p>Plenamente Satisfeito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7-08-23T10:25:10.195" calcext:value-type="date">
            <text:p>8/23/2017 10:25:10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string" calcext:value-type="string">
            <text:p>Semestral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Engenheiro de Software</text:p>
          </table:table-cell>
          <table:table-cell/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Mais de 200</text:p>
          </table:table-cell>
          <table:table-cell table:style-name="ce2" office:value-type="string" calcext:value-type="string">
            <text:p>CL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8400" calcext:value-type="float">
            <text:p>84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VR-475,VA-230</text:p>
          </table:table-cell>
          <table:table-cell table:style-name="ce2" office:value-type="float" office:value="2000" calcext:value-type="float">
            <text:p>2000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Flex total</text:p>
          </table:table-cell>
          <table:table-cell table:style-name="ce2" office:value-type="string" calcext:value-type="string">
            <text:p>Nunca precisei fazer hora extra</text:p>
          </table:table-cell>
          <table:table-cell table:style-name="ce2" office:value-type="string" calcext:value-type="string">
            <text:p>Insatisfeito</text:p>
          </table:table-cell>
          <table:table-cell table:style-name="ce2" office:value-type="string" calcext:value-type="string">
            <text:p>Novo emprego pagava mais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7-08-23T12:03:50.864" calcext:value-type="date">
            <text:p>8/23/2017 12:03:5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string" calcext:value-type="string">
            <text:p>Cooperativo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Engenheiro de petróleo</text:p>
          </table:table-cell>
          <table:table-cell/>
          <table:table-cell table:style-name="ce2" office:value-type="string" calcext:value-type="string">
            <text:p>Indústria petrolífera</text:p>
          </table:table-cell>
          <table:table-cell table:style-name="ce2" office:value-type="string" calcext:value-type="string">
            <text:p>Mais de 200</text:p>
          </table:table-cell>
          <table:table-cell table:style-name="ce2" office:value-type="string" calcext:value-type="string">
            <text:p>CL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14600" calcext:value-type="float">
            <text:p>146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250-VR, 750-VA</text:p>
          </table:table-cell>
          <table:table-cell table:number-columns-repeated="2"/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Tratam com compensações em banco de horas</text:p>
          </table:table-cell>
          <table:table-cell table:style-name="ce2" office:value-type="string" calcext:value-type="string">
            <text:p>Satisfeito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7-08-23T13:37:08.208" calcext:value-type="date">
            <text:p>8/23/2017 13:37:08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string" calcext:value-type="string">
            <text:p>Semestral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Engenheiro de Software</text:p>
          </table:table-cell>
          <table:table-cell table:style-name="ce2" office:value-type="string" calcext:value-type="string">
            <text:p>Malwarebytes</text:p>
          </table:table-cell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Mais de 200</text:p>
          </table:table-cell>
          <table:table-cell table:style-name="ce2" office:value-type="string" calcext:value-type="string">
            <text:p>CLT</text:p>
          </table:table-cell>
          <table:table-cell table:style-name="ce2" office:value-type="string" calcext:value-type="string">
            <text:p>Dólar</text:p>
          </table:table-cell>
          <table:table-cell table:style-name="ce2" office:value-type="float" office:value="10333" calcext:value-type="float">
            <text:p>1033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17.64-plano de saude, 155.41-aposentadoria(401k), 29.42-plano dental, 8.75-seguro de vida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lex total</text:p>
          </table:table-cell>
          <table:table-cell table:style-name="ce2" office:value-type="string" calcext:value-type="string">
            <text:p>Nunca precisei fazer hora extra</text:p>
          </table:table-cell>
          <table:table-cell table:style-name="ce2" office:value-type="string" calcext:value-type="string">
            <text:p>Plenamente Satisfeito</text:p>
          </table:table-cell>
          <table:table-cell/>
          <table:table-cell table:style-name="ce2" office:value-type="string" calcext:value-type="string">
            <text:p>Estudem linguagens modernas durante a faculdade, não dependam apenas do C e Java. Aprendam Ruby, Go, C++ ou C# :)</text:p>
          </table:table-cell>
          <table:table-cell table:number-columns-repeated="1003"/>
        </table:table-row>
        <table:table-row table:style-name="ro1">
          <table:table-cell table:style-name="ce1" office:value-type="date" office:date-value="2017-08-23T13:45:23.137" calcext:value-type="date">
            <text:p>8/23/2017 13:45:2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Semestral</text:p>
          </table:table-cell>
          <table:table-cell table:style-name="ce2" office:value-type="string" calcext:value-type="string">
            <text:p>Bacharelado</text:p>
          </table:table-cell>
          <table:table-cell table:style-name="ce2">
            <office:annotation draw:style-name="gr1" draw:text-style-name="P2" svg:width="300.02pt" svg:height="26.99pt" svg:x="357.73pt" svg:y="1078.5pt" draw:caption-point-x="-11.54pt" draw:caption-point-y="-22.99pt">
              <dc:date>2017-08-23T00:00:00</dc:date>
              <text:p text:style-name="P1">O respondente atualizou este valor.</text:p>
            </office:annotation>
          </table:table-cell>
          <table:table-cell/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Mais de 200</text:p>
          </table:table-cell>
          <table:table-cell table:style-name="ce2" office:value-type="string" calcext:value-type="string">
            <text:p>CL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400 - VR</text:p>
          </table:table-cell>
          <table:table-cell table:style-name="ce2" office:value-type="string" calcext:value-type="string">
            <text:p>3x sálario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Tolerância de minutos</text:p>
          </table:table-cell>
          <table:table-cell table:style-name="ce2" office:value-type="string" calcext:value-type="string">
            <text:p>Tratam com compensações em banco de horas</text:p>
          </table:table-cell>
          <table:table-cell table:style-name="ce2" office:value-type="string" calcext:value-type="string">
            <text:p>Satisfeito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7-08-23T13:43:56.236" calcext:value-type="date">
            <text:p>8/23/2017 13:43:56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string" calcext:value-type="string">
            <text:p>Semestral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Engenheiro senior</text:p>
          </table:table-cell>
          <table:table-cell/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Mais de 200</text:p>
          </table:table-cell>
          <table:table-cell table:style-name="ce2" office:value-type="string" calcext:value-type="string">
            <text:p>CL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7700" calcext:value-type="float">
            <text:p>77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Va, vr, estacionamento, convenio medicoe odonto</text:p>
          </table:table-cell>
          <table:table-cell table:number-columns-repeated="2"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Pagam tudo sem criar dor-de-cabeça</text:p>
          </table:table-cell>
          <table:table-cell table:style-name="ce2" office:value-type="string" calcext:value-type="string">
            <text:p>Satisfeito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7-08-23T13:54:36.422" calcext:value-type="date">
            <text:p>8/23/2017 13:54:3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Cooperativo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Estagiário</text:p>
          </table:table-cell>
          <table:table-cell table:style-name="ce2" office:value-type="string" calcext:value-type="string">
            <text:p>Btg pactual</text:p>
          </table:table-cell>
          <table:table-cell table:style-name="ce2" office:value-type="string" calcext:value-type="string">
            <text:p>Investimentos</text:p>
          </table:table-cell>
          <table:table-cell table:style-name="ce2" office:value-type="string" calcext:value-type="string">
            <text:p>Mais de 200</text:p>
          </table:table-cell>
          <table:table-cell table:style-name="ce2" office:value-type="string" calcext:value-type="string">
            <text:p>Bolsista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715-VR, 565-VA, 432-VT</text:p>
          </table:table-cell>
          <table:table-cell table:number-columns-repeated="2"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Exigem muito e não pagam a menos que sejam obrigados a isso</text:p>
          </table:table-cell>
          <table:table-cell table:style-name="ce2" office:value-type="string" calcext:value-type="string">
            <text:p>Indiferente</text:p>
          </table:table-cell>
          <table:table-cell/>
          <table:table-cell table:style-name="ce2" office:value-type="string" calcext:value-type="string">
            <text:p>Pesquisem muito sobre a cultura das empresas antes</text:p>
          </table:table-cell>
          <table:table-cell table:number-columns-repeated="1003"/>
        </table:table-row>
        <table:table-row table:style-name="ro1">
          <table:table-cell table:style-name="ce1" office:value-type="date" office:date-value="2017-08-23T14:10:28.657" calcext:value-type="date">
            <text:p>8/23/2017 14:10:29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Semestral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Consultor Técnico</text:p>
          </table:table-cell>
          <table:table-cell table:style-name="ce2" office:value-type="string" calcext:value-type="string">
            <text:p>Gemalto</text:p>
          </table:table-cell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Mais de 200</text:p>
          </table:table-cell>
          <table:table-cell table:style-name="ce2" office:value-type="string" calcext:value-type="string">
            <text:p>CL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572-VR, 50-VA, 272-VT</text:p>
          </table:table-cell>
          <table:table-cell table:number-columns-repeated="2"/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Não pagam, mas é raro pedirem</text:p>
          </table:table-cell>
          <table:table-cell table:style-name="ce2" office:value-type="string" calcext:value-type="string">
            <text:p>Indiferente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7-08-23T14:24:11.312" calcext:value-type="date">
            <text:p>8/23/2017 14:24:1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Semestral</text:p>
          </table:table-cell>
          <table:table-cell table:style-name="ce2" office:value-type="string" calcext:value-type="string">
            <text:p>Bacharelado</text:p>
          </table:table-cell>
          <table:table-cell table:style-name="ce2" office:value-type="string" calcext:value-type="string">
            <text:p>Sócio</text:p>
          </table:table-cell>
          <table:table-cell/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Entre 10 e 30</text:p>
          </table:table-cell>
          <table:table-cell table:style-name="ce2" office:value-type="string" calcext:value-type="string">
            <text:p>Empresário - Sócio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Flex total</text:p>
          </table:table-cell>
          <table:table-cell table:style-name="ce2" office:value-type="string" calcext:value-type="string">
            <text:p>Tratam com compensações em banco de horas</text:p>
          </table:table-cell>
          <table:table-cell table:style-name="ce2" office:value-type="string" calcext:value-type="string">
            <text:p>Satisfeito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7-08-23T14:39:17.214" calcext:value-type="date">
            <text:p>8/23/2017 14:39:17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string" calcext:value-type="string">
            <text:p>Semestral</text:p>
          </table:table-cell>
          <table:table-cell table:style-name="ce2" office:value-type="string" calcext:value-type="string">
            <text:p>MBA</text:p>
          </table:table-cell>
          <table:table-cell table:style-name="ce2" office:value-type="string" calcext:value-type="string">
            <text:p>AFTM</text:p>
          </table:table-cell>
          <table:table-cell table:style-name="ce2" office:value-type="string" calcext:value-type="string">
            <text:p>Prefeitura SP</text:p>
          </table:table-cell>
          <table:table-cell table:style-name="ce2" office:value-type="string" calcext:value-type="string">
            <text:p>Tecnologia</text:p>
          </table:table-cell>
          <table:table-cell table:style-name="ce2" office:value-type="string" calcext:value-type="string">
            <text:p>Mais de 200</text:p>
          </table:table-cell>
          <table:table-cell table:style-name="ce2" office:value-type="string" calcext:value-type="string">
            <text:p>Estatutário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float" office:value="19000" calcext:value-type="float">
            <text:p>19000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Flex total</text:p>
          </table:table-cell>
          <table:table-cell table:style-name="ce2" office:value-type="string" calcext:value-type="string">
            <text:p>Não pagam, mas é raro pedirem</text:p>
          </table:table-cell>
          <table:table-cell table:style-name="ce2" office:value-type="string" calcext:value-type="string">
            <text:p>Plenamente Satisfeito</text:p>
          </table:table-cell>
          <table:table-cell table:style-name="ce2" office:value-type="string" calcext:value-type="string">
            <text:p>Salário</text:p>
          </table:table-cell>
          <table:table-cell table:number-columns-repeated="1004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26">
      <number:text>R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postas_20_ao_20_formulário_20_1" style:display-name="PageStyle_Respostas ao formulário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78" meta:object-count="0"/>
    <meta:generator>LibreOfficeDev/5.1.0.3$Linux_X86_64 LibreOffice_project/</meta:generator>
  </office:meta>
</office:document-meta>
</file>